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meta.xml" manifest:media-type="text/xml"/>
  <manifest:file-entry manifest:full-path="settings.xml" manifest:media-type="text/xml"/>
  <manifest:file-entry manifest:full-path="content.xml" manifest:media-type="text/xml"/>
  <manifest:file-entry manifest:full-path="Configurations2/" manifest:media-type="application/vnd.sun.xml.ui.configuration"/>
  <manifest:file-entry manifest:full-path="Thumbnails/thumbnail.png" manifest:media-type="image/png"/>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dp1" style:family="drawing-page"/>
    <style:style style:name="gr1" style:family="graphic" style:parent-style-name="standard">
      <style:graphic-properties draw:fill-color="#cccccc" draw:textarea-horizontal-align="justify" draw:textarea-vertical-align="middle" draw:auto-grow-height="false" fo:min-height="1.25cm" fo:min-width="5.8cm"/>
    </style:style>
    <style:style style:name="gr2" style:family="graphic" style:parent-style-name="standard">
      <style:graphic-properties draw:fill-color="#cccccc" draw:textarea-horizontal-align="justify" draw:textarea-vertical-align="middle" draw:auto-grow-height="false" fo:min-height="0.95cm" fo:min-width="3.9cm"/>
    </style:style>
    <style:style style:name="gr3" style:family="graphic" style:parent-style-name="standard">
      <style:graphic-properties draw:fill-color="#cccccc" draw:textarea-horizontal-align="justify" draw:textarea-vertical-align="middle" draw:auto-grow-height="false" fo:min-height="0.95cm" fo:min-width="4.2cm"/>
    </style:style>
    <style:style style:name="gr4" style:family="graphic" style:parent-style-name="standard">
      <style:graphic-properties draw:fill-color="#cccccc" draw:textarea-horizontal-align="justify" draw:textarea-vertical-align="middle" draw:auto-grow-height="false" fo:min-height="0.95cm" fo:min-width="5cm"/>
    </style:style>
    <style:style style:name="gr5" style:family="graphic" style:parent-style-name="standard">
      <style:graphic-properties draw:textarea-horizontal-align="justify" draw:textarea-vertical-align="middle" draw:auto-grow-height="false" fo:min-height="1.25cm" fo:min-width="7.5cm"/>
    </style:style>
    <style:style style:name="gr6" style:family="graphic" style:parent-style-name="standard">
      <style:graphic-properties draw:fill-color="#729fcf" draw:textarea-horizontal-align="justify" draw:textarea-vertical-align="middle" draw:auto-grow-height="false" fo:min-height="1.45cm" fo:min-width="4.4cm"/>
    </style:style>
    <style:style style:name="gr7" style:family="graphic" style:parent-style-name="standard">
      <style:graphic-properties draw:stroke="solid" draw:stroke-dash="Ultrafine_20_Dashed" draw:marker-end="" draw:textarea-horizontal-align="justify" draw:textarea-vertical-align="middle" draw:auto-grow-height="false" fo:min-height="1.15cm" fo:min-width="4.4cm"/>
    </style:style>
    <style:style style:name="gr8" style:family="graphic" style:parent-style-name="standard">
      <style:graphic-properties draw:textarea-horizontal-align="justify" draw:textarea-vertical-align="middle" draw:auto-grow-height="false" fo:min-height="1.15cm" fo:min-width="25.8cm" draw:shadow="hidden"/>
    </style:style>
    <style:style style:name="gr9" style:family="graphic" style:parent-style-name="standard">
      <style:graphic-properties draw:textarea-horizontal-align="justify" draw:textarea-vertical-align="middle" draw:auto-grow-height="false" fo:min-height="0.85cm" fo:min-width="3.4cm"/>
    </style:style>
    <style:style style:name="gr10" style:family="graphic" style:parent-style-name="standard">
      <style:graphic-properties draw:fill-color="#ffffff" draw:textarea-horizontal-align="justify" draw:textarea-vertical-align="middle" draw:auto-grow-height="false" fo:min-height="1.35cm" fo:min-width="6.1cm"/>
    </style:style>
    <style:style style:name="gr11" style:family="graphic" style:parent-style-name="standard">
      <style:graphic-properties draw:textarea-horizontal-align="justify" draw:textarea-vertical-align="middle" draw:auto-grow-height="false" fo:min-height="1.05cm" fo:min-width="19.3cm"/>
    </style:style>
    <style:style style:name="gr12" style:family="graphic" style:parent-style-name="objectwithoutfill">
      <style:graphic-properties draw:marker-end="Arrow" draw:marker-end-width="0.3cm" draw:fill="none" draw:textarea-vertical-align="top"/>
    </style:style>
    <style:style style:name="gr13" style:family="graphic" style:parent-style-name="objectwithoutfill">
      <style:graphic-properties draw:stroke="solid" draw:stroke-dash="Ultrafine_20_Dashed" draw:marker-end="Half_20_Circle_20_unfilled" draw:marker-end-width="0.3cm" draw:fill="none" draw:textarea-vertical-align="top"/>
    </style:style>
    <style:style style:name="gr14" style:family="graphic" style:parent-style-name="standard">
      <style:graphic-properties draw:textarea-horizontal-align="justify" draw:textarea-vertical-align="middle" draw:auto-grow-height="false" fo:min-height="0.65cm" fo:min-width="3.3cm"/>
    </style:style>
    <style:style style:name="gr15" style:family="graphic" style:parent-style-name="standard">
      <style:graphic-properties draw:fill-color="#cccccc" draw:textarea-horizontal-align="justify" draw:textarea-vertical-align="middle" draw:auto-grow-height="false" fo:min-height="0.65cm" fo:min-width="3.3cm"/>
    </style:style>
    <style:style style:name="gr16" style:family="graphic" style:parent-style-name="standard">
      <style:graphic-properties draw:fill-color="#ffffff" draw:textarea-horizontal-align="justify" draw:textarea-vertical-align="middle" draw:auto-grow-height="false" fo:min-height="1.05cm" fo:min-width="4.8cm"/>
    </style:style>
    <style:style style:name="gr17" style:family="graphic" style:parent-style-name="objectwithoutfill">
      <style:graphic-properties draw:marker-end="Half_20_Circle_20_unfilled" draw:marker-end-width="0.3cm" draw:fill="none" draw:textarea-vertical-align="middle"/>
    </style:style>
    <style:style style:name="gr18" style:family="graphic" style:parent-style-name="standard">
      <style:graphic-properties draw:textarea-horizontal-align="justify" draw:textarea-vertical-align="middle" draw:auto-grow-height="false" fo:min-height="0.85cm" fo:min-width="4.2cm"/>
    </style:style>
    <style:style style:name="gr19" style:family="graphic" style:parent-style-name="objectwithoutfill">
      <style:graphic-properties draw:marker-end="Arrow" draw:marker-end-width="0.3cm" draw:fill="none" draw:textarea-vertical-align="middle"/>
    </style:style>
    <style:style style:name="gr20" style:family="graphic" style:parent-style-name="standard">
      <style:graphic-properties draw:fill-color="#cccccc" draw:textarea-horizontal-align="justify" draw:textarea-vertical-align="middle" draw:auto-grow-height="false" fo:min-height="0.95cm" fo:min-width="4.4cm"/>
    </style:style>
    <style:style style:name="gr21" style:family="graphic" style:parent-style-name="objectwithoutfill">
      <style:graphic-properties draw:marker-end="Arrow" draw:marker-end-width="0.3cm" draw:fill="none" draw:textarea-vertical-align="middle"/>
    </style:style>
    <style:style style:name="gr22" style:family="graphic" style:parent-style-name="objectwithoutfill">
      <style:graphic-properties draw:marker-start="" draw:marker-end="Arrow" draw:marker-end-width="0.3cm" draw:fill="none" draw:textarea-vertical-align="middle"/>
    </style:style>
    <style:style style:name="gr23" style:family="graphic" style:parent-style-name="objectwithoutfill">
      <style:graphic-properties draw:marker-start="" draw:marker-end="Half_20_Circle_20_unfilled" draw:marker-end-width="0.3cm" draw:fill="none" draw:textarea-vertical-align="middle"/>
    </style:style>
    <style:style style:name="gr24" style:family="graphic" style:parent-style-name="objectwithoutfill">
      <style:graphic-properties draw:marker-start="Arrow" draw:marker-start-width="0.3cm" draw:marker-end="Arrow" draw:marker-end-width="0.3cm" draw:fill="none" draw:textarea-vertical-align="middle"/>
    </style:style>
    <style:style style:name="gr25" style:family="graphic" style:parent-style-name="standard">
      <style:graphic-properties draw:fill-color="#e6e905" draw:textarea-horizontal-align="justify" draw:textarea-vertical-align="middle" draw:auto-grow-height="false" fo:min-height="1.35cm" fo:min-width="1.9cm"/>
    </style:style>
    <style:style style:name="gr26" style:family="graphic" style:parent-style-name="standard">
      <style:graphic-properties draw:fill-color="#cccccc" draw:textarea-horizontal-align="justify" draw:textarea-vertical-align="middle" draw:auto-grow-height="false" fo:min-height="0.65cm" fo:min-width="1.4cm" draw:shadow="hidden"/>
    </style:style>
    <style:style style:name="gr27" style:family="graphic" style:parent-style-name="standard">
      <style:graphic-properties draw:fill-color="#cccccc" draw:textarea-horizontal-align="justify" draw:textarea-vertical-align="middle" draw:auto-grow-height="false" fo:min-height="0.65cm" fo:min-width="1.4cm"/>
    </style:style>
    <style:style style:name="gr28" style:family="graphic" style:parent-style-name="objectwithoutfill">
      <style:graphic-properties draw:marker-end="Half_20_Circle_20_unfilled" draw:marker-end-width="0.3cm" draw:fill="none" draw:textarea-vertical-align="middle" draw:shadow="hidden"/>
    </style:style>
    <style:style style:name="gr29" style:family="graphic" style:parent-style-name="standard">
      <style:graphic-properties draw:stroke="none" svg:stroke-color="#000000" draw:fill="none" draw:fill-color="#ffffff" draw:textarea-horizontal-align="left" draw:auto-grow-height="true" draw:auto-grow-width="false" fo:min-height="0.433cm" fo:min-width="3.118cm" draw:shadow="hidden"/>
    </style:style>
    <style:style style:name="gr30" style:family="graphic" style:parent-style-name="standard">
      <style:graphic-properties draw:stroke="none" svg:stroke-color="#000000" draw:fill="none" draw:fill-color="#ffffff" draw:textarea-horizontal-align="left" draw:auto-grow-height="true" draw:auto-grow-width="false" fo:min-height="0.433cm" fo:min-width="1.255cm" draw:shadow="hidden"/>
    </style:style>
    <style:style style:name="gr31" style:family="graphic" style:parent-style-name="standard">
      <style:graphic-properties draw:stroke="none" svg:stroke-color="#000000" draw:fill="none" draw:fill-color="#ffffff" draw:textarea-horizontal-align="left" draw:auto-grow-height="true" draw:auto-grow-width="true" fo:min-height="0cm" fo:min-width="0cm" draw:shadow="hidden"/>
    </style:style>
    <style:style style:name="gr32" style:family="graphic" style:parent-style-name="standard">
      <style:graphic-properties draw:stroke="none" svg:stroke-color="#000000" draw:fill="none" draw:fill-color="#ffffff" draw:textarea-horizontal-align="left" draw:auto-grow-height="true" draw:auto-grow-width="false" fo:min-height="0.433cm" fo:min-width="1.128cm" draw:shadow="hidden"/>
    </style:style>
    <style:style style:name="P1" style:family="paragraph">
      <style:paragraph-properties fo:text-align="center"/>
    </style:style>
    <style:style style:name="P2" style:family="paragraph">
      <loext:graphic-properties draw:fill-color="#cccccc"/>
      <style:paragraph-properties fo:text-align="center"/>
    </style:style>
    <style:style style:name="P3" style:family="paragraph">
      <loext:graphic-properties draw:fill-color="#729fcf"/>
      <style:paragraph-properties fo:text-align="center"/>
    </style:style>
    <style:style style:name="P4" style:family="paragraph">
      <loext:graphic-properties draw:fill-color="#ffffff"/>
      <style:paragraph-properties fo:text-align="center"/>
    </style:style>
    <style:style style:name="P5" style:family="paragraph">
      <loext:graphic-properties draw:fill="none"/>
      <style:paragraph-properties fo:text-align="center"/>
    </style:style>
    <style:style style:name="P6" style:family="paragraph">
      <loext:graphic-properties draw:fill-color="#e6e905"/>
      <style:paragraph-properties fo:text-align="center"/>
    </style:style>
    <style:style style:name="P7" style:family="paragraph">
      <loext:graphic-properties draw:fill="none" draw:fill-color="#ffffff"/>
    </style:style>
    <style:style style:name="T1" style:family="text">
      <style:text-properties fo:font-size="11pt" style:font-size-asian="11pt" style:font-size-complex="11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layer="layout" svg:width="6.3cm" svg:height="1.5cm" svg:x="4.7cm" svg:y="15.6cm">
          <draw:glue-point draw:id="4" svg:x="-2.727cm" svg:y="-5cm" draw:escape-direction="up"/>
          <draw:glue-point draw:id="5" svg:x="-3.863cm" svg:y="-5cm" draw:escape-direction="up"/>
          <draw:glue-point draw:id="6" svg:x="-1.363cm" svg:y="-5cm" draw:escape-direction="up"/>
          <draw:glue-point draw:id="7" svg:x="2.727cm" svg:y="-5cm" draw:escape-direction="up"/>
          <draw:glue-point draw:id="8" svg:x="1.59cm" svg:y="-5cm" draw:escape-direction="up"/>
          <draw:glue-point draw:id="9" svg:x="3.863cm" svg:y="-5cm" draw:escape-direction="up"/>
          <draw:glue-point draw:id="10" svg:x="5cm" svg:y="-2.391cm" draw:escape-direction="right"/>
          <draw:glue-point draw:id="11" svg:x="5cm" svg:y="-3.695cm" draw:escape-direction="right"/>
          <draw:glue-point draw:id="12" svg:x="5cm" svg:y="-1.086cm" draw:escape-direction="right"/>
          <draw:glue-point draw:id="13" svg:x="5cm" svg:y="1.086cm" draw:escape-direction="right"/>
          <draw:glue-point draw:id="14" svg:x="5cm" svg:y="2.391cm" draw:escape-direction="right"/>
          <draw:glue-point draw:id="15" svg:x="5cm" svg:y="3.695cm" draw:escape-direction="right"/>
          <draw:glue-point draw:id="16" svg:x="2.5cm" svg:y="5cm" draw:escape-direction="down"/>
          <draw:glue-point draw:id="17" svg:x="1.363cm" svg:y="5cm" draw:escape-direction="down"/>
          <draw:glue-point draw:id="18" svg:x="3.636cm" svg:y="5cm" draw:escape-direction="down"/>
          <draw:glue-point draw:id="19" svg:x="-2.5cm" svg:y="5cm" draw:escape-direction="down"/>
          <draw:glue-point draw:id="20" svg:x="-1.136cm" svg:y="5cm" draw:escape-direction="down"/>
          <draw:glue-point draw:id="21" svg:x="-3.863cm" svg:y="5cm" draw:escape-direction="down"/>
          <draw:glue-point draw:id="22" svg:x="-5cm" svg:y="2.391cm" draw:escape-direction="left"/>
          <draw:glue-point draw:id="23" svg:x="-5cm" svg:y="1.086cm" draw:escape-direction="left"/>
          <draw:glue-point draw:id="24" svg:x="-5cm" svg:y="3.695cm" draw:escape-direction="left"/>
          <draw:glue-point draw:id="25" svg:x="-5cm" svg:y="-1.956cm" draw:escape-direction="left"/>
          <draw:glue-point draw:id="26" svg:x="-5cm" svg:y="-3.695cm" draw:escape-direction="left"/>
          <draw:glue-point draw:id="27" svg:x="-5cm" svg:y="-1.086cm" draw:escape-direction="left"/>
          <text:p text:style-name="P1">dataEdit</text:p>
          <draw:enhanced-geometry svg:viewBox="0 0 21600 21600" draw:type="rectangle" draw:enhanced-path="M 0 0 L 21600 0 21600 21600 0 21600 0 0 Z N"/>
        </draw:custom-shape>
        <draw:custom-shape draw:style-name="gr1" draw:text-style-name="P2" draw:layer="layout" svg:width="6.3cm" svg:height="1.5cm" svg:x="4.6cm" svg:y="15.5cm">
          <draw:glue-point draw:id="4" svg:x="-2.727cm" svg:y="-5cm" draw:escape-direction="up"/>
          <draw:glue-point draw:id="5" svg:x="-3.863cm" svg:y="-5cm" draw:escape-direction="up"/>
          <draw:glue-point draw:id="6" svg:x="-1.363cm" svg:y="-5cm" draw:escape-direction="up"/>
          <draw:glue-point draw:id="7" svg:x="2.727cm" svg:y="-5cm" draw:escape-direction="up"/>
          <draw:glue-point draw:id="8" svg:x="1.59cm" svg:y="-5cm" draw:escape-direction="up"/>
          <draw:glue-point draw:id="9" svg:x="3.863cm" svg:y="-5cm" draw:escape-direction="up"/>
          <draw:glue-point draw:id="10" svg:x="5cm" svg:y="-2.391cm" draw:escape-direction="right"/>
          <draw:glue-point draw:id="11" svg:x="5cm" svg:y="-3.695cm" draw:escape-direction="right"/>
          <draw:glue-point draw:id="12" svg:x="5cm" svg:y="-1.086cm" draw:escape-direction="right"/>
          <draw:glue-point draw:id="13" svg:x="5cm" svg:y="1.086cm" draw:escape-direction="right"/>
          <draw:glue-point draw:id="14" svg:x="5cm" svg:y="2.391cm" draw:escape-direction="right"/>
          <draw:glue-point draw:id="15" svg:x="5cm" svg:y="3.695cm" draw:escape-direction="right"/>
          <draw:glue-point draw:id="16" svg:x="2.5cm" svg:y="5cm" draw:escape-direction="down"/>
          <draw:glue-point draw:id="17" svg:x="1.363cm" svg:y="5cm" draw:escape-direction="down"/>
          <draw:glue-point draw:id="18" svg:x="3.636cm" svg:y="5cm" draw:escape-direction="down"/>
          <draw:glue-point draw:id="19" svg:x="-2.5cm" svg:y="5cm" draw:escape-direction="down"/>
          <draw:glue-point draw:id="20" svg:x="-1.136cm" svg:y="5cm" draw:escape-direction="down"/>
          <draw:glue-point draw:id="21" svg:x="-3.863cm" svg:y="5cm" draw:escape-direction="down"/>
          <draw:glue-point draw:id="22" svg:x="-5cm" svg:y="2.391cm" draw:escape-direction="left"/>
          <draw:glue-point draw:id="23" svg:x="-5cm" svg:y="1.086cm" draw:escape-direction="left"/>
          <draw:glue-point draw:id="24" svg:x="-5cm" svg:y="3.695cm" draw:escape-direction="left"/>
          <draw:glue-point draw:id="25" svg:x="-5cm" svg:y="-1.956cm" draw:escape-direction="left"/>
          <draw:glue-point draw:id="26" svg:x="-5cm" svg:y="-3.695cm" draw:escape-direction="left"/>
          <draw:glue-point draw:id="27" svg:x="-5cm" svg:y="-1.086cm" draw:escape-direction="left"/>
          <text:p text:style-name="P1">dataEdit</text:p>
          <draw:enhanced-geometry svg:viewBox="0 0 21600 21600" draw:type="rectangle" draw:enhanced-path="M 0 0 L 21600 0 21600 21600 0 21600 0 0 Z N"/>
        </draw:custom-shape>
        <draw:custom-shape draw:style-name="gr2" draw:text-style-name="P2" draw:layer="layout" svg:width="4.4cm" svg:height="1.2cm" svg:x="19.8cm" svg:y="6.5cm">
          <draw:glue-point draw:id="4" svg:x="-2.727cm" svg:y="-5cm" draw:escape-direction="up"/>
          <draw:glue-point draw:id="5" svg:x="-3.863cm" svg:y="-5cm" draw:escape-direction="up"/>
          <draw:glue-point draw:id="6" svg:x="-1.363cm" svg:y="-5cm" draw:escape-direction="up"/>
          <draw:glue-point draw:id="7" svg:x="2.727cm" svg:y="-5cm" draw:escape-direction="up"/>
          <draw:glue-point draw:id="8" svg:x="1.59cm" svg:y="-5cm" draw:escape-direction="up"/>
          <draw:glue-point draw:id="9" svg:x="3.863cm" svg:y="-5cm" draw:escape-direction="up"/>
          <draw:glue-point draw:id="10" svg:x="5cm" svg:y="-2.391cm" draw:escape-direction="right"/>
          <draw:glue-point draw:id="11" svg:x="5cm" svg:y="-3.695cm" draw:escape-direction="right"/>
          <draw:glue-point draw:id="12" svg:x="5cm" svg:y="-1.086cm" draw:escape-direction="right"/>
          <draw:glue-point draw:id="13" svg:x="5cm" svg:y="1.086cm" draw:escape-direction="right"/>
          <draw:glue-point draw:id="14" svg:x="5cm" svg:y="2.391cm" draw:escape-direction="right"/>
          <draw:glue-point draw:id="15" svg:x="5cm" svg:y="3.695cm" draw:escape-direction="right"/>
          <draw:glue-point draw:id="16" svg:x="2.5cm" svg:y="5cm" draw:escape-direction="down"/>
          <draw:glue-point draw:id="17" svg:x="1.363cm" svg:y="5cm" draw:escape-direction="down"/>
          <draw:glue-point draw:id="18" svg:x="3.636cm" svg:y="5cm" draw:escape-direction="down"/>
          <draw:glue-point draw:id="19" svg:x="-2.5cm" svg:y="5cm" draw:escape-direction="down"/>
          <draw:glue-point draw:id="20" svg:x="-1.136cm" svg:y="5cm" draw:escape-direction="down"/>
          <draw:glue-point draw:id="21" svg:x="-3.863cm" svg:y="5cm" draw:escape-direction="down"/>
          <draw:glue-point draw:id="22" svg:x="-5cm" svg:y="2.391cm" draw:escape-direction="left"/>
          <draw:glue-point draw:id="23" svg:x="-5cm" svg:y="1.086cm" draw:escape-direction="left"/>
          <draw:glue-point draw:id="24" svg:x="-5cm" svg:y="3.695cm" draw:escape-direction="left"/>
          <draw:glue-point draw:id="25" svg:x="-5cm" svg:y="-1.956cm" draw:escape-direction="left"/>
          <draw:glue-point draw:id="26" svg:x="-5cm" svg:y="-3.695cm" draw:escape-direction="left"/>
          <draw:glue-point draw:id="27" svg:x="-5cm" svg:y="-1.086cm" draw:escape-direction="left"/>
          <text:p text:style-name="P1">reqData</text:p>
          <draw:enhanced-geometry svg:viewBox="0 0 21600 21600" draw:type="rectangle" draw:enhanced-path="M 0 0 L 21600 0 21600 21600 0 21600 0 0 Z N"/>
        </draw:custom-shape>
        <draw:custom-shape draw:style-name="gr2" draw:text-style-name="P2" draw:layer="layout" svg:width="4.4cm" svg:height="1.2cm" svg:x="19.7cm" svg:y="6.4cm">
          <draw:glue-point draw:id="4" svg:x="-2.727cm" svg:y="-5cm" draw:escape-direction="up"/>
          <draw:glue-point draw:id="5" svg:x="-3.863cm" svg:y="-5cm" draw:escape-direction="up"/>
          <draw:glue-point draw:id="6" svg:x="-1.363cm" svg:y="-5cm" draw:escape-direction="up"/>
          <draw:glue-point draw:id="7" svg:x="2.727cm" svg:y="-5cm" draw:escape-direction="up"/>
          <draw:glue-point draw:id="8" svg:x="1.59cm" svg:y="-5cm" draw:escape-direction="up"/>
          <draw:glue-point draw:id="9" svg:x="3.863cm" svg:y="-5cm" draw:escape-direction="up"/>
          <draw:glue-point draw:id="10" svg:x="5cm" svg:y="-2.391cm" draw:escape-direction="right"/>
          <draw:glue-point draw:id="11" svg:x="5cm" svg:y="-3.695cm" draw:escape-direction="right"/>
          <draw:glue-point draw:id="12" svg:x="5cm" svg:y="-1.086cm" draw:escape-direction="right"/>
          <draw:glue-point draw:id="13" svg:x="5cm" svg:y="1.086cm" draw:escape-direction="right"/>
          <draw:glue-point draw:id="14" svg:x="5cm" svg:y="2.391cm" draw:escape-direction="right"/>
          <draw:glue-point draw:id="15" svg:x="5cm" svg:y="3.695cm" draw:escape-direction="right"/>
          <draw:glue-point draw:id="16" svg:x="2.5cm" svg:y="5cm" draw:escape-direction="down"/>
          <draw:glue-point draw:id="17" svg:x="1.363cm" svg:y="5cm" draw:escape-direction="down"/>
          <draw:glue-point draw:id="18" svg:x="3.636cm" svg:y="5cm" draw:escape-direction="down"/>
          <draw:glue-point draw:id="19" svg:x="-2.5cm" svg:y="5cm" draw:escape-direction="down"/>
          <draw:glue-point draw:id="20" svg:x="-1.136cm" svg:y="5cm" draw:escape-direction="down"/>
          <draw:glue-point draw:id="21" svg:x="-3.863cm" svg:y="5cm" draw:escape-direction="down"/>
          <draw:glue-point draw:id="22" svg:x="-5cm" svg:y="2.391cm" draw:escape-direction="left"/>
          <draw:glue-point draw:id="23" svg:x="-5cm" svg:y="1.086cm" draw:escape-direction="left"/>
          <draw:glue-point draw:id="24" svg:x="-5cm" svg:y="3.695cm" draw:escape-direction="left"/>
          <draw:glue-point draw:id="25" svg:x="-5cm" svg:y="-1.956cm" draw:escape-direction="left"/>
          <draw:glue-point draw:id="26" svg:x="-5cm" svg:y="-3.695cm" draw:escape-direction="left"/>
          <draw:glue-point draw:id="27" svg:x="-5cm" svg:y="-1.086cm" draw:escape-direction="left"/>
          <text:p text:style-name="P1">reqData</text:p>
          <draw:enhanced-geometry svg:viewBox="0 0 21600 21600" draw:type="rectangle" draw:enhanced-path="M 0 0 L 21600 0 21600 21600 0 21600 0 0 Z N"/>
        </draw:custom-shape>
        <draw:custom-shape draw:style-name="gr3" draw:text-style-name="P2" draw:layer="layout" svg:width="4.7cm" svg:height="1.2cm" svg:x="19.8cm" svg:y="11.3cm">
          <draw:glue-point draw:id="4" svg:x="-2.727cm" svg:y="-5cm" draw:escape-direction="up"/>
          <draw:glue-point draw:id="5" svg:x="-3.863cm" svg:y="-5cm" draw:escape-direction="up"/>
          <draw:glue-point draw:id="6" svg:x="-1.363cm" svg:y="-5cm" draw:escape-direction="up"/>
          <draw:glue-point draw:id="7" svg:x="2.727cm" svg:y="-5cm" draw:escape-direction="up"/>
          <draw:glue-point draw:id="8" svg:x="1.59cm" svg:y="-5cm" draw:escape-direction="up"/>
          <draw:glue-point draw:id="9" svg:x="3.863cm" svg:y="-5cm" draw:escape-direction="up"/>
          <draw:glue-point draw:id="10" svg:x="5cm" svg:y="-2.391cm" draw:escape-direction="right"/>
          <draw:glue-point draw:id="11" svg:x="5cm" svg:y="-3.695cm" draw:escape-direction="right"/>
          <draw:glue-point draw:id="12" svg:x="5cm" svg:y="-1.086cm" draw:escape-direction="right"/>
          <draw:glue-point draw:id="13" svg:x="5cm" svg:y="1.086cm" draw:escape-direction="right"/>
          <draw:glue-point draw:id="14" svg:x="5cm" svg:y="2.391cm" draw:escape-direction="right"/>
          <draw:glue-point draw:id="15" svg:x="5cm" svg:y="3.695cm" draw:escape-direction="right"/>
          <draw:glue-point draw:id="16" svg:x="2.5cm" svg:y="5cm" draw:escape-direction="down"/>
          <draw:glue-point draw:id="17" svg:x="1.363cm" svg:y="5cm" draw:escape-direction="down"/>
          <draw:glue-point draw:id="18" svg:x="3.636cm" svg:y="5cm" draw:escape-direction="down"/>
          <draw:glue-point draw:id="19" svg:x="-2.5cm" svg:y="5cm" draw:escape-direction="down"/>
          <draw:glue-point draw:id="20" svg:x="-1.136cm" svg:y="5cm" draw:escape-direction="down"/>
          <draw:glue-point draw:id="21" svg:x="-3.863cm" svg:y="5cm" draw:escape-direction="down"/>
          <draw:glue-point draw:id="22" svg:x="-5cm" svg:y="2.391cm" draw:escape-direction="left"/>
          <draw:glue-point draw:id="23" svg:x="-5cm" svg:y="1.086cm" draw:escape-direction="left"/>
          <draw:glue-point draw:id="24" svg:x="-5cm" svg:y="3.695cm" draw:escape-direction="left"/>
          <draw:glue-point draw:id="25" svg:x="-5cm" svg:y="-1.956cm" draw:escape-direction="left"/>
          <draw:glue-point draw:id="26" svg:x="-5cm" svg:y="-3.695cm" draw:escape-direction="left"/>
          <draw:glue-point draw:id="27" svg:x="-5cm" svg:y="-1.086cm" draw:escape-direction="left"/>
          <text:p text:style-name="P1">msgCreation</text:p>
          <draw:enhanced-geometry svg:viewBox="0 0 21600 21600" draw:mirror-horizontal="false" draw:mirror-vertical="false" draw:type="rectangle" draw:enhanced-path="M 0 0 L 21600 0 21600 21600 0 21600 0 0 Z N"/>
        </draw:custom-shape>
        <draw:custom-shape draw:style-name="gr3" draw:text-style-name="P2" draw:layer="layout" svg:width="4.7cm" svg:height="1.2cm" svg:x="19.7cm" svg:y="11.2cm">
          <draw:glue-point draw:id="4" svg:x="-2.727cm" svg:y="-5cm" draw:escape-direction="up"/>
          <draw:glue-point draw:id="5" svg:x="-3.863cm" svg:y="-5cm" draw:escape-direction="up"/>
          <draw:glue-point draw:id="6" svg:x="-1.363cm" svg:y="-5cm" draw:escape-direction="up"/>
          <draw:glue-point draw:id="7" svg:x="2.727cm" svg:y="-5cm" draw:escape-direction="up"/>
          <draw:glue-point draw:id="8" svg:x="1.59cm" svg:y="-5cm" draw:escape-direction="up"/>
          <draw:glue-point draw:id="9" svg:x="3.863cm" svg:y="-5cm" draw:escape-direction="up"/>
          <draw:glue-point draw:id="10" svg:x="5cm" svg:y="-2.391cm" draw:escape-direction="right"/>
          <draw:glue-point draw:id="11" svg:x="5cm" svg:y="-3.695cm" draw:escape-direction="right"/>
          <draw:glue-point draw:id="12" svg:x="5cm" svg:y="-1.086cm" draw:escape-direction="right"/>
          <draw:glue-point draw:id="13" svg:x="5cm" svg:y="1.086cm" draw:escape-direction="right"/>
          <draw:glue-point draw:id="14" svg:x="5cm" svg:y="2.391cm" draw:escape-direction="right"/>
          <draw:glue-point draw:id="15" svg:x="5cm" svg:y="3.695cm" draw:escape-direction="right"/>
          <draw:glue-point draw:id="16" svg:x="2.5cm" svg:y="5cm" draw:escape-direction="down"/>
          <draw:glue-point draw:id="17" svg:x="1.363cm" svg:y="5cm" draw:escape-direction="down"/>
          <draw:glue-point draw:id="18" svg:x="3.636cm" svg:y="5cm" draw:escape-direction="down"/>
          <draw:glue-point draw:id="19" svg:x="-2.5cm" svg:y="5cm" draw:escape-direction="down"/>
          <draw:glue-point draw:id="20" svg:x="-1.136cm" svg:y="5cm" draw:escape-direction="down"/>
          <draw:glue-point draw:id="21" svg:x="-3.863cm" svg:y="5cm" draw:escape-direction="down"/>
          <draw:glue-point draw:id="22" svg:x="-5cm" svg:y="2.391cm" draw:escape-direction="left"/>
          <draw:glue-point draw:id="23" svg:x="-5cm" svg:y="1.086cm" draw:escape-direction="left"/>
          <draw:glue-point draw:id="24" svg:x="-5cm" svg:y="3.695cm" draw:escape-direction="left"/>
          <draw:glue-point draw:id="25" svg:x="-5cm" svg:y="-1.956cm" draw:escape-direction="left"/>
          <draw:glue-point draw:id="26" svg:x="-5cm" svg:y="-3.695cm" draw:escape-direction="left"/>
          <draw:glue-point draw:id="27" svg:x="-5cm" svg:y="-1.086cm" draw:escape-direction="left"/>
          <text:p text:style-name="P1">msgCreation</text:p>
          <draw:enhanced-geometry svg:viewBox="0 0 21600 21600" draw:mirror-horizontal="false" draw:mirror-vertical="false" draw:type="rectangle" draw:enhanced-path="M 0 0 L 21600 0 21600 21600 0 21600 0 0 Z N"/>
        </draw:custom-shape>
        <draw:custom-shape draw:style-name="gr4" draw:text-style-name="P2" draw:layer="layout" svg:width="5.5cm" svg:height="1.2cm" svg:x="8.9cm" svg:y="8.3cm">
          <draw:glue-point draw:id="4" svg:x="-2.727cm" svg:y="-5cm" draw:escape-direction="up"/>
          <draw:glue-point draw:id="5" svg:x="-3.863cm" svg:y="-5cm" draw:escape-direction="up"/>
          <draw:glue-point draw:id="6" svg:x="-1.363cm" svg:y="-5cm" draw:escape-direction="up"/>
          <draw:glue-point draw:id="7" svg:x="2.727cm" svg:y="-5cm" draw:escape-direction="up"/>
          <draw:glue-point draw:id="8" svg:x="1.59cm" svg:y="-5cm" draw:escape-direction="up"/>
          <draw:glue-point draw:id="9" svg:x="3.863cm" svg:y="-5cm" draw:escape-direction="up"/>
          <draw:glue-point draw:id="10" svg:x="5cm" svg:y="-2.391cm" draw:escape-direction="right"/>
          <draw:glue-point draw:id="11" svg:x="5cm" svg:y="-3.695cm" draw:escape-direction="right"/>
          <draw:glue-point draw:id="12" svg:x="5cm" svg:y="-1.086cm" draw:escape-direction="right"/>
          <draw:glue-point draw:id="13" svg:x="5cm" svg:y="1.086cm" draw:escape-direction="right"/>
          <draw:glue-point draw:id="14" svg:x="5cm" svg:y="2.391cm" draw:escape-direction="right"/>
          <draw:glue-point draw:id="15" svg:x="5cm" svg:y="3.695cm" draw:escape-direction="right"/>
          <draw:glue-point draw:id="16" svg:x="2.5cm" svg:y="5cm" draw:escape-direction="down"/>
          <draw:glue-point draw:id="17" svg:x="1.363cm" svg:y="5cm" draw:escape-direction="down"/>
          <draw:glue-point draw:id="18" svg:x="3.636cm" svg:y="5cm" draw:escape-direction="down"/>
          <draw:glue-point draw:id="19" svg:x="-2.5cm" svg:y="5cm" draw:escape-direction="down"/>
          <draw:glue-point draw:id="20" svg:x="-1.136cm" svg:y="5cm" draw:escape-direction="down"/>
          <draw:glue-point draw:id="21" svg:x="-3.863cm" svg:y="5cm" draw:escape-direction="down"/>
          <draw:glue-point draw:id="22" svg:x="-5cm" svg:y="2.391cm" draw:escape-direction="left"/>
          <draw:glue-point draw:id="23" svg:x="-5cm" svg:y="1.086cm" draw:escape-direction="left"/>
          <draw:glue-point draw:id="24" svg:x="-5cm" svg:y="3.695cm" draw:escape-direction="left"/>
          <draw:glue-point draw:id="25" svg:x="-5cm" svg:y="-1.956cm" draw:escape-direction="left"/>
          <draw:glue-point draw:id="26" svg:x="-5cm" svg:y="-3.695cm" draw:escape-direction="left"/>
          <draw:glue-point draw:id="27" svg:x="-5cm" svg:y="-1.086cm" draw:escape-direction="left"/>
          <text:p text:style-name="P1">reqFunc</text:p>
          <draw:enhanced-geometry svg:viewBox="0 0 21600 21600" draw:type="rectangle" draw:enhanced-path="M 0 0 L 21600 0 21600 21600 0 21600 0 0 Z N"/>
        </draw:custom-shape>
        <draw:custom-shape draw:style-name="gr5" draw:text-style-name="P1" draw:layer="layout" svg:width="8cm" svg:height="1.5cm" svg:x="15.3cm" svg:y="15.8cm">
          <draw:glue-point draw:id="4" svg:x="-2.727cm" svg:y="-5cm" draw:escape-direction="up"/>
          <draw:glue-point draw:id="5" svg:x="-3.863cm" svg:y="-5cm" draw:escape-direction="up"/>
          <draw:glue-point draw:id="6" svg:x="-1.363cm" svg:y="-5cm" draw:escape-direction="up"/>
          <draw:glue-point draw:id="7" svg:x="2.727cm" svg:y="-5cm" draw:escape-direction="up"/>
          <draw:glue-point draw:id="8" svg:x="1.59cm" svg:y="-5cm" draw:escape-direction="up"/>
          <draw:glue-point draw:id="9" svg:x="3.863cm" svg:y="-5cm" draw:escape-direction="up"/>
          <draw:glue-point draw:id="10" svg:x="5cm" svg:y="-2.391cm" draw:escape-direction="right"/>
          <draw:glue-point draw:id="11" svg:x="5cm" svg:y="-3.695cm" draw:escape-direction="right"/>
          <draw:glue-point draw:id="12" svg:x="5cm" svg:y="-1.086cm" draw:escape-direction="right"/>
          <draw:glue-point draw:id="13" svg:x="5cm" svg:y="1.086cm" draw:escape-direction="right"/>
          <draw:glue-point draw:id="14" svg:x="5cm" svg:y="2.391cm" draw:escape-direction="right"/>
          <draw:glue-point draw:id="15" svg:x="5cm" svg:y="3.695cm" draw:escape-direction="right"/>
          <draw:glue-point draw:id="16" svg:x="2.5cm" svg:y="5cm" draw:escape-direction="down"/>
          <draw:glue-point draw:id="17" svg:x="1.363cm" svg:y="5cm" draw:escape-direction="down"/>
          <draw:glue-point draw:id="18" svg:x="3.636cm" svg:y="5cm" draw:escape-direction="down"/>
          <draw:glue-point draw:id="19" svg:x="-2.5cm" svg:y="5cm" draw:escape-direction="down"/>
          <draw:glue-point draw:id="20" svg:x="-1.136cm" svg:y="5cm" draw:escape-direction="down"/>
          <draw:glue-point draw:id="21" svg:x="-3.863cm" svg:y="5cm" draw:escape-direction="down"/>
          <draw:glue-point draw:id="22" svg:x="-5cm" svg:y="2.391cm" draw:escape-direction="left"/>
          <draw:glue-point draw:id="23" svg:x="-5cm" svg:y="1.086cm" draw:escape-direction="left"/>
          <draw:glue-point draw:id="24" svg:x="-5cm" svg:y="3.695cm" draw:escape-direction="left"/>
          <draw:glue-point draw:id="25" svg:x="-5cm" svg:y="-1.956cm" draw:escape-direction="left"/>
          <draw:glue-point draw:id="26" svg:x="-5cm" svg:y="-3.695cm" draw:escape-direction="left"/>
          <draw:glue-point draw:id="27" svg:x="-5cm" svg:y="-1.086cm" draw:escape-direction="left"/>
          <text:p text:style-name="P1">Filters</text:p>
          <draw:enhanced-geometry svg:viewBox="0 0 21600 21600" draw:type="rectangle" draw:enhanced-path="M 0 0 L 21600 0 21600 21600 0 21600 0 0 Z N"/>
        </draw:custom-shape>
        <draw:custom-shape draw:style-name="gr6" draw:text-style-name="P3" draw:layer="layout" svg:width="4.9cm" svg:height="1.7cm" svg:x="3.4cm" svg:y="7.8cm">
          <draw:glue-point draw:id="4" svg:x="-2.727cm" svg:y="-5cm" draw:escape-direction="up"/>
          <draw:glue-point draw:id="5" svg:x="-3.863cm" svg:y="-5cm" draw:escape-direction="up"/>
          <draw:glue-point draw:id="6" svg:x="-1.363cm" svg:y="-5cm" draw:escape-direction="up"/>
          <draw:glue-point draw:id="7" svg:x="2.727cm" svg:y="-5cm" draw:escape-direction="up"/>
          <draw:glue-point draw:id="8" svg:x="1.59cm" svg:y="-5cm" draw:escape-direction="up"/>
          <draw:glue-point draw:id="9" svg:x="3.863cm" svg:y="-5cm" draw:escape-direction="up"/>
          <draw:glue-point draw:id="10" svg:x="5cm" svg:y="-2.391cm" draw:escape-direction="right"/>
          <draw:glue-point draw:id="11" svg:x="5cm" svg:y="-3.695cm" draw:escape-direction="right"/>
          <draw:glue-point draw:id="12" svg:x="5cm" svg:y="-1.086cm" draw:escape-direction="right"/>
          <draw:glue-point draw:id="13" svg:x="5cm" svg:y="1.086cm" draw:escape-direction="right"/>
          <draw:glue-point draw:id="14" svg:x="5cm" svg:y="2.391cm" draw:escape-direction="right"/>
          <draw:glue-point draw:id="15" svg:x="5cm" svg:y="3.695cm" draw:escape-direction="right"/>
          <draw:glue-point draw:id="16" svg:x="2.5cm" svg:y="5cm" draw:escape-direction="down"/>
          <draw:glue-point draw:id="17" svg:x="1.363cm" svg:y="5cm" draw:escape-direction="down"/>
          <draw:glue-point draw:id="18" svg:x="3.636cm" svg:y="5cm" draw:escape-direction="down"/>
          <draw:glue-point draw:id="19" svg:x="-2.5cm" svg:y="5cm" draw:escape-direction="down"/>
          <draw:glue-point draw:id="20" svg:x="-1.136cm" svg:y="5cm" draw:escape-direction="down"/>
          <draw:glue-point draw:id="21" svg:x="-3.863cm" svg:y="5cm" draw:escape-direction="down"/>
          <draw:glue-point draw:id="22" svg:x="-5cm" svg:y="2.391cm" draw:escape-direction="left"/>
          <draw:glue-point draw:id="23" svg:x="-5cm" svg:y="1.086cm" draw:escape-direction="left"/>
          <draw:glue-point draw:id="24" svg:x="-5cm" svg:y="3.695cm" draw:escape-direction="left"/>
          <draw:glue-point draw:id="25" svg:x="-5cm" svg:y="-1.956cm" draw:escape-direction="left"/>
          <draw:glue-point draw:id="26" svg:x="-5cm" svg:y="-3.695cm" draw:escape-direction="left"/>
          <draw:glue-point draw:id="27" svg:x="-5cm" svg:y="-1.086cm" draw:escape-direction="left"/>
          <text:p text:style-name="P1">Server Actions</text:p>
          <draw:enhanced-geometry svg:viewBox="0 0 21600 21600" draw:type="rectangle" draw:enhanced-path="M 0 0 L 21600 0 21600 21600 0 21600 0 0 Z N"/>
        </draw:custom-shape>
        <draw:custom-shape draw:style-name="gr6" draw:text-style-name="P3" draw:layer="layout" svg:width="4.9cm" svg:height="1.7cm" svg:x="3.3cm" svg:y="7.7cm">
          <draw:glue-point draw:id="4" svg:x="-2.727cm" svg:y="-5cm" draw:escape-direction="up"/>
          <draw:glue-point draw:id="5" svg:x="-3.863cm" svg:y="-5cm" draw:escape-direction="up"/>
          <draw:glue-point draw:id="6" svg:x="-1.363cm" svg:y="-5cm" draw:escape-direction="up"/>
          <draw:glue-point draw:id="7" svg:x="2.727cm" svg:y="-5cm" draw:escape-direction="up"/>
          <draw:glue-point draw:id="8" svg:x="1.59cm" svg:y="-5cm" draw:escape-direction="up"/>
          <draw:glue-point draw:id="9" svg:x="3.863cm" svg:y="-5cm" draw:escape-direction="up"/>
          <draw:glue-point draw:id="10" svg:x="5cm" svg:y="-2.391cm" draw:escape-direction="right"/>
          <draw:glue-point draw:id="11" svg:x="5cm" svg:y="-3.695cm" draw:escape-direction="right"/>
          <draw:glue-point draw:id="12" svg:x="5cm" svg:y="-1.086cm" draw:escape-direction="right"/>
          <draw:glue-point draw:id="13" svg:x="5cm" svg:y="1.086cm" draw:escape-direction="right"/>
          <draw:glue-point draw:id="14" svg:x="5cm" svg:y="2.391cm" draw:escape-direction="right"/>
          <draw:glue-point draw:id="15" svg:x="5cm" svg:y="3.695cm" draw:escape-direction="right"/>
          <draw:glue-point draw:id="16" svg:x="2.5cm" svg:y="5cm" draw:escape-direction="down"/>
          <draw:glue-point draw:id="17" svg:x="1.363cm" svg:y="5cm" draw:escape-direction="down"/>
          <draw:glue-point draw:id="18" svg:x="3.636cm" svg:y="5cm" draw:escape-direction="down"/>
          <draw:glue-point draw:id="19" svg:x="-2.5cm" svg:y="5cm" draw:escape-direction="down"/>
          <draw:glue-point draw:id="20" svg:x="-1.136cm" svg:y="5cm" draw:escape-direction="down"/>
          <draw:glue-point draw:id="21" svg:x="-3.863cm" svg:y="5cm" draw:escape-direction="down"/>
          <draw:glue-point draw:id="22" svg:x="-5cm" svg:y="2.391cm" draw:escape-direction="left"/>
          <draw:glue-point draw:id="23" svg:x="-5cm" svg:y="1.086cm" draw:escape-direction="left"/>
          <draw:glue-point draw:id="24" svg:x="-5cm" svg:y="3.695cm" draw:escape-direction="left"/>
          <draw:glue-point draw:id="25" svg:x="-5cm" svg:y="-1.956cm" draw:escape-direction="left"/>
          <draw:glue-point draw:id="26" svg:x="-5cm" svg:y="-3.695cm" draw:escape-direction="left"/>
          <draw:glue-point draw:id="27" svg:x="-5cm" svg:y="-1.086cm" draw:escape-direction="left"/>
          <text:p text:style-name="P1">Server Actions</text:p>
          <draw:enhanced-geometry svg:viewBox="0 0 21600 21600" draw:type="rectangle" draw:enhanced-path="M 0 0 L 21600 0 21600 21600 0 21600 0 0 Z N"/>
        </draw:custom-shape>
        <draw:custom-shape draw:style-name="gr7" draw:text-style-name="P1" xml:id="id17" draw:id="id17" draw:layer="layout" svg:width="4.9cm" svg:height="1.4cm" svg:x="2cm" svg:y="4.3cm">
          <draw:glue-point draw:id="4" svg:x="-2.727cm" svg:y="-5cm" draw:escape-direction="up"/>
          <draw:glue-point draw:id="5" svg:x="-3.863cm" svg:y="-5cm" draw:escape-direction="up"/>
          <draw:glue-point draw:id="6" svg:x="-1.363cm" svg:y="-5cm" draw:escape-direction="up"/>
          <draw:glue-point draw:id="7" svg:x="2.727cm" svg:y="-5cm" draw:escape-direction="up"/>
          <draw:glue-point draw:id="8" svg:x="1.59cm" svg:y="-5cm" draw:escape-direction="up"/>
          <draw:glue-point draw:id="9" svg:x="3.863cm" svg:y="-5cm" draw:escape-direction="up"/>
          <draw:glue-point draw:id="10" svg:x="5cm" svg:y="-2.391cm" draw:escape-direction="right"/>
          <draw:glue-point draw:id="11" svg:x="5cm" svg:y="-3.695cm" draw:escape-direction="right"/>
          <draw:glue-point draw:id="12" svg:x="5cm" svg:y="-1.086cm" draw:escape-direction="right"/>
          <draw:glue-point draw:id="13" svg:x="5cm" svg:y="1.086cm" draw:escape-direction="right"/>
          <draw:glue-point draw:id="14" svg:x="5cm" svg:y="2.391cm" draw:escape-direction="right"/>
          <draw:glue-point draw:id="15" svg:x="5cm" svg:y="3.695cm" draw:escape-direction="right"/>
          <draw:glue-point draw:id="16" svg:x="2.5cm" svg:y="5cm" draw:escape-direction="down"/>
          <draw:glue-point draw:id="17" svg:x="1.363cm" svg:y="5cm" draw:escape-direction="down"/>
          <draw:glue-point draw:id="18" svg:x="3.636cm" svg:y="5cm" draw:escape-direction="down"/>
          <draw:glue-point draw:id="19" svg:x="-2.5cm" svg:y="5cm" draw:escape-direction="down"/>
          <draw:glue-point draw:id="20" svg:x="-1.136cm" svg:y="5cm" draw:escape-direction="down"/>
          <draw:glue-point draw:id="21" svg:x="-3.863cm" svg:y="5cm" draw:escape-direction="down"/>
          <draw:glue-point draw:id="22" svg:x="-5cm" svg:y="2.391cm" draw:escape-direction="left"/>
          <draw:glue-point draw:id="23" svg:x="-5cm" svg:y="1.086cm" draw:escape-direction="left"/>
          <draw:glue-point draw:id="24" svg:x="-5cm" svg:y="3.695cm" draw:escape-direction="left"/>
          <draw:glue-point draw:id="25" svg:x="-5cm" svg:y="-1.956cm" draw:escape-direction="left"/>
          <draw:glue-point draw:id="26" svg:x="-5cm" svg:y="-3.695cm" draw:escape-direction="left"/>
          <draw:glue-point draw:id="27" svg:x="-5cm" svg:y="-1.086cm" draw:escape-direction="left"/>
          <text:p text:style-name="P1">Tasks</text:p>
          <draw:enhanced-geometry svg:viewBox="0 0 21600 21600" draw:type="rectangle" draw:enhanced-path="M 0 0 L 21600 0 21600 21600 0 21600 0 0 Z N"/>
        </draw:custom-shape>
        <draw:custom-shape draw:style-name="gr7" draw:text-style-name="P1" draw:layer="layout" svg:width="4.9cm" svg:height="1.4cm" svg:x="1.9cm" svg:y="4.2cm">
          <draw:glue-point draw:id="4" svg:x="-2.727cm" svg:y="-5cm" draw:escape-direction="up"/>
          <draw:glue-point draw:id="5" svg:x="-3.863cm" svg:y="-5cm" draw:escape-direction="up"/>
          <draw:glue-point draw:id="6" svg:x="-1.363cm" svg:y="-5cm" draw:escape-direction="up"/>
          <draw:glue-point draw:id="7" svg:x="2.727cm" svg:y="-5cm" draw:escape-direction="up"/>
          <draw:glue-point draw:id="8" svg:x="1.59cm" svg:y="-5cm" draw:escape-direction="up"/>
          <draw:glue-point draw:id="9" svg:x="3.863cm" svg:y="-5cm" draw:escape-direction="up"/>
          <draw:glue-point draw:id="10" svg:x="5cm" svg:y="-2.391cm" draw:escape-direction="right"/>
          <draw:glue-point draw:id="11" svg:x="5cm" svg:y="-3.695cm" draw:escape-direction="right"/>
          <draw:glue-point draw:id="12" svg:x="5cm" svg:y="-1.086cm" draw:escape-direction="right"/>
          <draw:glue-point draw:id="13" svg:x="5cm" svg:y="1.086cm" draw:escape-direction="right"/>
          <draw:glue-point draw:id="14" svg:x="5cm" svg:y="2.391cm" draw:escape-direction="right"/>
          <draw:glue-point draw:id="15" svg:x="5cm" svg:y="3.695cm" draw:escape-direction="right"/>
          <draw:glue-point draw:id="16" svg:x="2.5cm" svg:y="5cm" draw:escape-direction="down"/>
          <draw:glue-point draw:id="17" svg:x="1.363cm" svg:y="5cm" draw:escape-direction="down"/>
          <draw:glue-point draw:id="18" svg:x="3.636cm" svg:y="5cm" draw:escape-direction="down"/>
          <draw:glue-point draw:id="19" svg:x="-2.5cm" svg:y="5cm" draw:escape-direction="down"/>
          <draw:glue-point draw:id="20" svg:x="-1.136cm" svg:y="5cm" draw:escape-direction="down"/>
          <draw:glue-point draw:id="21" svg:x="-3.863cm" svg:y="5cm" draw:escape-direction="down"/>
          <draw:glue-point draw:id="22" svg:x="-5cm" svg:y="2.391cm" draw:escape-direction="left"/>
          <draw:glue-point draw:id="23" svg:x="-5cm" svg:y="1.086cm" draw:escape-direction="left"/>
          <draw:glue-point draw:id="24" svg:x="-5cm" svg:y="3.695cm" draw:escape-direction="left"/>
          <draw:glue-point draw:id="25" svg:x="-5cm" svg:y="-1.956cm" draw:escape-direction="left"/>
          <draw:glue-point draw:id="26" svg:x="-5cm" svg:y="-3.695cm" draw:escape-direction="left"/>
          <draw:glue-point draw:id="27" svg:x="-5cm" svg:y="-1.086cm" draw:escape-direction="left"/>
          <text:p text:style-name="P1">Tasks</text:p>
          <draw:enhanced-geometry svg:viewBox="0 0 21600 21600" draw:type="rectangle" draw:enhanced-path="M 0 0 L 21600 0 21600 21600 0 21600 0 0 Z N"/>
        </draw:custom-shape>
        <draw:custom-shape draw:style-name="gr8" draw:text-style-name="P1" xml:id="id4" draw:id="id4" draw:layer="layout" svg:width="26.3cm" svg:height="1.4cm" svg:x="1.8cm" svg:y="18.3cm">
          <draw:glue-point draw:id="4" svg:x="-2.727cm" svg:y="-5cm" draw:escape-direction="up"/>
          <draw:glue-point draw:id="5" svg:x="-3.863cm" svg:y="-5cm" draw:escape-direction="up"/>
          <draw:glue-point draw:id="6" svg:x="-1.363cm" svg:y="-5cm" draw:escape-direction="up"/>
          <draw:glue-point draw:id="7" svg:x="2.727cm" svg:y="-5cm" draw:escape-direction="up"/>
          <draw:glue-point draw:id="8" svg:x="1.59cm" svg:y="-5cm" draw:escape-direction="up"/>
          <draw:glue-point draw:id="9" svg:x="4.723cm" svg:y="-5cm" draw:escape-direction="up"/>
          <draw:glue-point draw:id="10" svg:x="5cm" svg:y="-2.391cm" draw:escape-direction="right"/>
          <draw:glue-point draw:id="11" svg:x="5cm" svg:y="-3.695cm" draw:escape-direction="right"/>
          <draw:glue-point draw:id="12" svg:x="5cm" svg:y="-1.086cm" draw:escape-direction="right"/>
          <draw:glue-point draw:id="13" svg:x="5cm" svg:y="1.086cm" draw:escape-direction="right"/>
          <draw:glue-point draw:id="14" svg:x="5cm" svg:y="2.391cm" draw:escape-direction="right"/>
          <draw:glue-point draw:id="15" svg:x="5cm" svg:y="3.695cm" draw:escape-direction="right"/>
          <draw:glue-point draw:id="16" svg:x="2.5cm" svg:y="5cm" draw:escape-direction="down"/>
          <draw:glue-point draw:id="17" svg:x="1.363cm" svg:y="5cm" draw:escape-direction="down"/>
          <draw:glue-point draw:id="18" svg:x="3.636cm" svg:y="5cm" draw:escape-direction="down"/>
          <draw:glue-point draw:id="19" svg:x="-2.5cm" svg:y="5cm" draw:escape-direction="down"/>
          <draw:glue-point draw:id="20" svg:x="-1.136cm" svg:y="5cm" draw:escape-direction="down"/>
          <draw:glue-point draw:id="21" svg:x="-3.863cm" svg:y="5cm" draw:escape-direction="down"/>
          <draw:glue-point draw:id="22" svg:x="-5cm" svg:y="2.391cm" draw:escape-direction="left"/>
          <draw:glue-point draw:id="23" svg:x="-5cm" svg:y="1.086cm" draw:escape-direction="left"/>
          <draw:glue-point draw:id="24" svg:x="-5cm" svg:y="3.695cm" draw:escape-direction="left"/>
          <draw:glue-point draw:id="25" svg:x="-5cm" svg:y="-1.956cm" draw:escape-direction="left"/>
          <draw:glue-point draw:id="26" svg:x="-5cm" svg:y="-3.695cm" draw:escape-direction="left"/>
          <draw:glue-point draw:id="27" svg:x="-5cm" svg:y="-1.086cm" draw:escape-direction="left"/>
          <draw:glue-point draw:id="28" svg:x="-3.498cm" svg:y="-5cm"/>
          <text:p text:style-name="P1">Database</text:p>
          <draw:enhanced-geometry svg:viewBox="0 0 21600 21600" draw:type="rectangle" draw:enhanced-path="M 0 0 L 21600 0 21600 21600 0 21600 0 0 Z N"/>
        </draw:custom-shape>
        <draw:custom-shape draw:style-name="gr1" draw:text-style-name="P2" xml:id="id7" draw:id="id7" draw:layer="layout" svg:width="6.3cm" svg:height="1.5cm" svg:x="4.5cm" svg:y="15.4cm">
          <draw:glue-point draw:id="4" svg:x="-2.727cm" svg:y="-5cm" draw:escape-direction="up"/>
          <draw:glue-point draw:id="5" svg:x="-3.863cm" svg:y="-5cm" draw:escape-direction="up"/>
          <draw:glue-point draw:id="6" svg:x="-1.363cm" svg:y="-5cm" draw:escape-direction="up"/>
          <draw:glue-point draw:id="7" svg:x="2.727cm" svg:y="-5cm" draw:escape-direction="up"/>
          <draw:glue-point draw:id="8" svg:x="1.59cm" svg:y="-5cm" draw:escape-direction="up"/>
          <draw:glue-point draw:id="9" svg:x="3.863cm" svg:y="-5cm" draw:escape-direction="up"/>
          <draw:glue-point draw:id="10" svg:x="5cm" svg:y="-2.391cm" draw:escape-direction="right"/>
          <draw:glue-point draw:id="11" svg:x="5cm" svg:y="-3.695cm" draw:escape-direction="right"/>
          <draw:glue-point draw:id="12" svg:x="5cm" svg:y="-1.086cm" draw:escape-direction="right"/>
          <draw:glue-point draw:id="13" svg:x="5cm" svg:y="1.086cm" draw:escape-direction="right"/>
          <draw:glue-point draw:id="14" svg:x="5cm" svg:y="2.391cm" draw:escape-direction="right"/>
          <draw:glue-point draw:id="15" svg:x="5cm" svg:y="3.695cm" draw:escape-direction="right"/>
          <draw:glue-point draw:id="16" svg:x="2.5cm" svg:y="5cm" draw:escape-direction="down"/>
          <draw:glue-point draw:id="17" svg:x="1.363cm" svg:y="5cm" draw:escape-direction="down"/>
          <draw:glue-point draw:id="18" svg:x="3.636cm" svg:y="5cm" draw:escape-direction="down"/>
          <draw:glue-point draw:id="19" svg:x="-2.5cm" svg:y="5cm" draw:escape-direction="down"/>
          <draw:glue-point draw:id="20" svg:x="-1.136cm" svg:y="5cm" draw:escape-direction="down"/>
          <draw:glue-point draw:id="21" svg:x="-3.863cm" svg:y="5cm" draw:escape-direction="down"/>
          <draw:glue-point draw:id="22" svg:x="-5cm" svg:y="2.391cm" draw:escape-direction="left"/>
          <draw:glue-point draw:id="23" svg:x="-5cm" svg:y="1.086cm" draw:escape-direction="left"/>
          <draw:glue-point draw:id="24" svg:x="-5cm" svg:y="3.695cm" draw:escape-direction="left"/>
          <draw:glue-point draw:id="25" svg:x="-5cm" svg:y="-1.956cm" draw:escape-direction="left"/>
          <draw:glue-point draw:id="26" svg:x="-5cm" svg:y="-3.695cm" draw:escape-direction="left"/>
          <draw:glue-point draw:id="27" svg:x="-5cm" svg:y="-1.086cm" draw:escape-direction="left"/>
          <text:p text:style-name="P1">dataEdit</text:p>
          <draw:enhanced-geometry svg:viewBox="0 0 21600 21600" draw:type="rectangle" draw:enhanced-path="M 0 0 L 21600 0 21600 21600 0 21600 0 0 Z N"/>
        </draw:custom-shape>
        <draw:custom-shape draw:style-name="gr9" draw:text-style-name="P1" xml:id="id2" draw:id="id2" draw:layer="layout" svg:width="3.9cm" svg:height="1.1cm" svg:x="20cm" svg:y="8.5cm">
          <draw:glue-point draw:id="4" svg:x="-2.727cm" svg:y="-5cm" draw:escape-direction="up"/>
          <draw:glue-point draw:id="5" svg:x="-3.863cm" svg:y="-5cm" draw:escape-direction="up"/>
          <draw:glue-point draw:id="6" svg:x="-1.363cm" svg:y="-5cm" draw:escape-direction="up"/>
          <draw:glue-point draw:id="7" svg:x="2.727cm" svg:y="-5cm" draw:escape-direction="up"/>
          <draw:glue-point draw:id="8" svg:x="1.59cm" svg:y="-5cm" draw:escape-direction="up"/>
          <draw:glue-point draw:id="9" svg:x="3.863cm" svg:y="-5cm" draw:escape-direction="up"/>
          <draw:glue-point draw:id="10" svg:x="5cm" svg:y="-2.391cm" draw:escape-direction="right"/>
          <draw:glue-point draw:id="11" svg:x="5cm" svg:y="-3.695cm" draw:escape-direction="right"/>
          <draw:glue-point draw:id="12" svg:x="5cm" svg:y="-1.086cm" draw:escape-direction="right"/>
          <draw:glue-point draw:id="13" svg:x="5cm" svg:y="1.086cm" draw:escape-direction="right"/>
          <draw:glue-point draw:id="14" svg:x="5cm" svg:y="2.391cm" draw:escape-direction="right"/>
          <draw:glue-point draw:id="15" svg:x="5cm" svg:y="3.695cm" draw:escape-direction="right"/>
          <draw:glue-point draw:id="16" svg:x="2.5cm" svg:y="5cm" draw:escape-direction="down"/>
          <draw:glue-point draw:id="17" svg:x="1.363cm" svg:y="5cm" draw:escape-direction="down"/>
          <draw:glue-point draw:id="18" svg:x="3.636cm" svg:y="5cm" draw:escape-direction="down"/>
          <draw:glue-point draw:id="19" svg:x="-2.5cm" svg:y="5cm" draw:escape-direction="down"/>
          <draw:glue-point draw:id="20" svg:x="-1.136cm" svg:y="5cm" draw:escape-direction="down"/>
          <draw:glue-point draw:id="21" svg:x="-3.863cm" svg:y="5cm" draw:escape-direction="down"/>
          <draw:glue-point draw:id="22" svg:x="-5cm" svg:y="2.391cm" draw:escape-direction="left"/>
          <draw:glue-point draw:id="23" svg:x="-5cm" svg:y="1.086cm" draw:escape-direction="left"/>
          <draw:glue-point draw:id="24" svg:x="-5cm" svg:y="3.695cm" draw:escape-direction="left"/>
          <draw:glue-point draw:id="25" svg:x="-5cm" svg:y="-1.956cm" draw:escape-direction="left"/>
          <draw:glue-point draw:id="26" svg:x="-5cm" svg:y="-3.695cm" draw:escape-direction="left"/>
          <draw:glue-point draw:id="27" svg:x="-5cm" svg:y="-1.086cm" draw:escape-direction="left"/>
          <text:p text:style-name="P1">MsgCache</text:p>
          <draw:enhanced-geometry svg:viewBox="0 0 21600 21600" draw:type="rectangle" draw:enhanced-path="M 0 0 L 21600 0 21600 21600 0 21600 0 0 Z N"/>
        </draw:custom-shape>
        <draw:custom-shape draw:style-name="gr5" draw:text-style-name="P1" draw:layer="layout" svg:width="8cm" svg:height="1.5cm" svg:x="15.2cm" svg:y="15.7cm">
          <draw:glue-point draw:id="4" svg:x="-2.727cm" svg:y="-5cm" draw:escape-direction="up"/>
          <draw:glue-point draw:id="5" svg:x="-3.863cm" svg:y="-5cm" draw:escape-direction="up"/>
          <draw:glue-point draw:id="6" svg:x="-1.363cm" svg:y="-5cm" draw:escape-direction="up"/>
          <draw:glue-point draw:id="7" svg:x="2.727cm" svg:y="-5cm" draw:escape-direction="up"/>
          <draw:glue-point draw:id="8" svg:x="1.59cm" svg:y="-5cm" draw:escape-direction="up"/>
          <draw:glue-point draw:id="9" svg:x="3.863cm" svg:y="-5cm" draw:escape-direction="up"/>
          <draw:glue-point draw:id="10" svg:x="5cm" svg:y="-2.391cm" draw:escape-direction="right"/>
          <draw:glue-point draw:id="11" svg:x="5cm" svg:y="-3.695cm" draw:escape-direction="right"/>
          <draw:glue-point draw:id="12" svg:x="5cm" svg:y="-1.086cm" draw:escape-direction="right"/>
          <draw:glue-point draw:id="13" svg:x="5cm" svg:y="1.086cm" draw:escape-direction="right"/>
          <draw:glue-point draw:id="14" svg:x="5cm" svg:y="2.391cm" draw:escape-direction="right"/>
          <draw:glue-point draw:id="15" svg:x="5cm" svg:y="3.695cm" draw:escape-direction="right"/>
          <draw:glue-point draw:id="16" svg:x="2.5cm" svg:y="5cm" draw:escape-direction="down"/>
          <draw:glue-point draw:id="17" svg:x="1.363cm" svg:y="5cm" draw:escape-direction="down"/>
          <draw:glue-point draw:id="18" svg:x="3.636cm" svg:y="5cm" draw:escape-direction="down"/>
          <draw:glue-point draw:id="19" svg:x="-2.5cm" svg:y="5cm" draw:escape-direction="down"/>
          <draw:glue-point draw:id="20" svg:x="-1.136cm" svg:y="5cm" draw:escape-direction="down"/>
          <draw:glue-point draw:id="21" svg:x="-3.863cm" svg:y="5cm" draw:escape-direction="down"/>
          <draw:glue-point draw:id="22" svg:x="-5cm" svg:y="2.391cm" draw:escape-direction="left"/>
          <draw:glue-point draw:id="23" svg:x="-5cm" svg:y="1.086cm" draw:escape-direction="left"/>
          <draw:glue-point draw:id="24" svg:x="-5cm" svg:y="3.695cm" draw:escape-direction="left"/>
          <draw:glue-point draw:id="25" svg:x="-5cm" svg:y="-1.956cm" draw:escape-direction="left"/>
          <draw:glue-point draw:id="26" svg:x="-5cm" svg:y="-3.695cm" draw:escape-direction="left"/>
          <draw:glue-point draw:id="27" svg:x="-5cm" svg:y="-1.086cm" draw:escape-direction="left"/>
          <text:p text:style-name="P1">Filters</text:p>
          <draw:enhanced-geometry svg:viewBox="0 0 21600 21600" draw:type="rectangle" draw:enhanced-path="M 0 0 L 21600 0 21600 21600 0 21600 0 0 Z N"/>
        </draw:custom-shape>
        <draw:custom-shape draw:style-name="gr5" draw:text-style-name="P1" xml:id="id3" draw:id="id3" draw:layer="layout" svg:width="8cm" svg:height="1.5cm" svg:x="15.1cm" svg:y="15.6cm">
          <draw:glue-point draw:id="4" svg:x="-2.727cm" svg:y="-5cm" draw:escape-direction="up"/>
          <draw:glue-point draw:id="5" svg:x="-3.863cm" svg:y="-5cm" draw:escape-direction="up"/>
          <draw:glue-point draw:id="6" svg:x="-1.363cm" svg:y="-5cm" draw:escape-direction="up"/>
          <draw:glue-point draw:id="7" svg:x="2.727cm" svg:y="-5cm" draw:escape-direction="up"/>
          <draw:glue-point draw:id="8" svg:x="1.59cm" svg:y="-5cm" draw:escape-direction="up"/>
          <draw:glue-point draw:id="9" svg:x="3.863cm" svg:y="-5cm" draw:escape-direction="up"/>
          <draw:glue-point draw:id="10" svg:x="5cm" svg:y="-2.391cm" draw:escape-direction="right"/>
          <draw:glue-point draw:id="11" svg:x="5cm" svg:y="-3.695cm" draw:escape-direction="right"/>
          <draw:glue-point draw:id="12" svg:x="5cm" svg:y="-1.086cm" draw:escape-direction="right"/>
          <draw:glue-point draw:id="13" svg:x="5cm" svg:y="1.086cm" draw:escape-direction="right"/>
          <draw:glue-point draw:id="14" svg:x="5cm" svg:y="2.391cm" draw:escape-direction="right"/>
          <draw:glue-point draw:id="15" svg:x="5cm" svg:y="3.695cm" draw:escape-direction="right"/>
          <draw:glue-point draw:id="16" svg:x="2.5cm" svg:y="5cm" draw:escape-direction="down"/>
          <draw:glue-point draw:id="17" svg:x="1.363cm" svg:y="5cm" draw:escape-direction="down"/>
          <draw:glue-point draw:id="18" svg:x="3.636cm" svg:y="5cm" draw:escape-direction="down"/>
          <draw:glue-point draw:id="19" svg:x="-2.5cm" svg:y="5cm" draw:escape-direction="down"/>
          <draw:glue-point draw:id="20" svg:x="-1.136cm" svg:y="5cm" draw:escape-direction="down"/>
          <draw:glue-point draw:id="21" svg:x="-3.863cm" svg:y="5cm" draw:escape-direction="down"/>
          <draw:glue-point draw:id="22" svg:x="-5cm" svg:y="2.391cm" draw:escape-direction="left"/>
          <draw:glue-point draw:id="23" svg:x="-5cm" svg:y="1.086cm" draw:escape-direction="left"/>
          <draw:glue-point draw:id="24" svg:x="-5cm" svg:y="3.695cm" draw:escape-direction="left"/>
          <draw:glue-point draw:id="25" svg:x="-5cm" svg:y="-1.956cm" draw:escape-direction="left"/>
          <draw:glue-point draw:id="26" svg:x="-5cm" svg:y="-3.695cm" draw:escape-direction="left"/>
          <draw:glue-point draw:id="27" svg:x="-5cm" svg:y="-1.086cm" draw:escape-direction="left"/>
          <text:p text:style-name="P1">Filters</text:p>
          <draw:enhanced-geometry svg:viewBox="0 0 21600 21600" draw:type="rectangle" draw:enhanced-path="M 0 0 L 21600 0 21600 21600 0 21600 0 0 Z N"/>
        </draw:custom-shape>
        <draw:custom-shape draw:style-name="gr10" draw:text-style-name="P4" xml:id="id13" draw:id="id13" draw:layer="layout" svg:width="6.6cm" svg:height="1.6cm" svg:x="11.9cm" svg:y="1.1cm">
          <draw:glue-point draw:id="4" svg:x="-2.727cm" svg:y="-5cm" draw:escape-direction="up"/>
          <draw:glue-point draw:id="5" svg:x="-3.863cm" svg:y="-5cm" draw:escape-direction="up"/>
          <draw:glue-point draw:id="6" svg:x="-1.363cm" svg:y="-5cm" draw:escape-direction="up"/>
          <draw:glue-point draw:id="7" svg:x="2.727cm" svg:y="-5cm" draw:escape-direction="up"/>
          <draw:glue-point draw:id="8" svg:x="1.59cm" svg:y="-5cm" draw:escape-direction="up"/>
          <draw:glue-point draw:id="9" svg:x="3.863cm" svg:y="-5cm" draw:escape-direction="up"/>
          <draw:glue-point draw:id="10" svg:x="5cm" svg:y="-2.391cm" draw:escape-direction="right"/>
          <draw:glue-point draw:id="11" svg:x="5cm" svg:y="-3.695cm" draw:escape-direction="right"/>
          <draw:glue-point draw:id="12" svg:x="5cm" svg:y="-1.086cm" draw:escape-direction="right"/>
          <draw:glue-point draw:id="13" svg:x="5cm" svg:y="1.086cm" draw:escape-direction="right"/>
          <draw:glue-point draw:id="14" svg:x="5cm" svg:y="2.391cm" draw:escape-direction="right"/>
          <draw:glue-point draw:id="15" svg:x="5cm" svg:y="3.695cm" draw:escape-direction="right"/>
          <draw:glue-point draw:id="16" svg:x="2.5cm" svg:y="5cm" draw:escape-direction="down"/>
          <draw:glue-point draw:id="17" svg:x="1.363cm" svg:y="5cm" draw:escape-direction="down"/>
          <draw:glue-point draw:id="18" svg:x="3.636cm" svg:y="5cm" draw:escape-direction="down"/>
          <draw:glue-point draw:id="19" svg:x="-2.5cm" svg:y="5cm" draw:escape-direction="down"/>
          <draw:glue-point draw:id="20" svg:x="-1.136cm" svg:y="5cm" draw:escape-direction="down"/>
          <draw:glue-point draw:id="21" svg:x="-3.863cm" svg:y="5cm" draw:escape-direction="down"/>
          <draw:glue-point draw:id="22" svg:x="-5cm" svg:y="2.391cm" draw:escape-direction="left"/>
          <draw:glue-point draw:id="23" svg:x="-5cm" svg:y="1.086cm" draw:escape-direction="left"/>
          <draw:glue-point draw:id="24" svg:x="-5cm" svg:y="3.695cm" draw:escape-direction="left"/>
          <draw:glue-point draw:id="25" svg:x="-5cm" svg:y="-1.956cm" draw:escape-direction="left"/>
          <draw:glue-point draw:id="26" svg:x="-5cm" svg:y="-3.695cm" draw:escape-direction="left"/>
          <draw:glue-point draw:id="27" svg:x="-5cm" svg:y="-1.086cm" draw:escape-direction="left"/>
          <text:p text:style-name="P1">Front end (socket)</text:p>
          <draw:enhanced-geometry svg:viewBox="0 0 21600 21600" draw:type="rectangle" draw:enhanced-path="M 0 0 L 21600 0 21600 21600 0 21600 0 0 Z N"/>
        </draw:custom-shape>
        <draw:custom-shape draw:style-name="gr11" draw:text-style-name="P1" xml:id="id9" draw:id="id9" draw:layer="layout" svg:width="19.8cm" svg:height="1.3cm" svg:x="8.5cm" svg:y="3.8cm">
          <draw:glue-point draw:id="4" svg:x="-2.727cm" svg:y="-5cm" draw:escape-direction="up"/>
          <draw:glue-point draw:id="5" svg:x="-3.863cm" svg:y="-5cm" draw:escape-direction="up"/>
          <draw:glue-point draw:id="6" svg:x="-1.363cm" svg:y="-5cm" draw:escape-direction="up"/>
          <draw:glue-point draw:id="7" svg:x="2.727cm" svg:y="-5cm" draw:escape-direction="up"/>
          <draw:glue-point draw:id="8" svg:x="1.59cm" svg:y="-5cm" draw:escape-direction="up"/>
          <draw:glue-point draw:id="9" svg:x="3.863cm" svg:y="-5cm" draw:escape-direction="up"/>
          <draw:glue-point draw:id="10" svg:x="5cm" svg:y="-2.391cm" draw:escape-direction="right"/>
          <draw:glue-point draw:id="11" svg:x="5cm" svg:y="-3.695cm" draw:escape-direction="right"/>
          <draw:glue-point draw:id="12" svg:x="5cm" svg:y="-1.086cm" draw:escape-direction="right"/>
          <draw:glue-point draw:id="13" svg:x="5cm" svg:y="1.086cm" draw:escape-direction="right"/>
          <draw:glue-point draw:id="14" svg:x="5cm" svg:y="2.391cm" draw:escape-direction="right"/>
          <draw:glue-point draw:id="15" svg:x="5cm" svg:y="3.695cm" draw:escape-direction="right"/>
          <draw:glue-point draw:id="16" svg:x="2.5cm" svg:y="5cm" draw:escape-direction="down"/>
          <draw:glue-point draw:id="17" svg:x="1.363cm" svg:y="5cm" draw:escape-direction="down"/>
          <draw:glue-point draw:id="18" svg:x="3.636cm" svg:y="5cm" draw:escape-direction="down"/>
          <draw:glue-point draw:id="19" svg:x="-2.5cm" svg:y="5cm" draw:escape-direction="down"/>
          <draw:glue-point draw:id="20" svg:x="-1.136cm" svg:y="5cm" draw:escape-direction="down"/>
          <draw:glue-point draw:id="21" svg:x="-4.328cm" svg:y="5cm" draw:escape-direction="down"/>
          <draw:glue-point draw:id="22" svg:x="-5cm" svg:y="2.391cm" draw:escape-direction="left"/>
          <draw:glue-point draw:id="23" svg:x="-5cm" svg:y="1.086cm" draw:escape-direction="left"/>
          <draw:glue-point draw:id="24" svg:x="-5cm" svg:y="3.695cm" draw:escape-direction="left"/>
          <draw:glue-point draw:id="25" svg:x="-5cm" svg:y="-1.956cm" draw:escape-direction="left"/>
          <draw:glue-point draw:id="26" svg:x="-5cm" svg:y="-3.695cm" draw:escape-direction="left"/>
          <draw:glue-point draw:id="27" svg:x="-5cm" svg:y="-1.086cm" draw:escape-direction="left"/>
          <text:p text:style-name="P1">Session</text:p>
          <draw:enhanced-geometry svg:viewBox="0 0 21600 21600" draw:extrusion="false" draw:extrusion-color="false" draw:type="rectangle" draw:enhanced-path="M 0 0 L 21600 0 21600 21600 0 21600 0 0 Z N"/>
        </draw:custom-shape>
        <draw:custom-shape draw:style-name="gr2" draw:text-style-name="P2" xml:id="id1" draw:id="id1" draw:layer="layout" svg:width="4.4cm" svg:height="1.2cm" svg:x="19.6cm" svg:y="6.3cm">
          <draw:glue-point draw:id="4" svg:x="-2.727cm" svg:y="-5cm" draw:escape-direction="up"/>
          <draw:glue-point draw:id="5" svg:x="-3.863cm" svg:y="-5cm" draw:escape-direction="up"/>
          <draw:glue-point draw:id="6" svg:x="-1.363cm" svg:y="-5cm" draw:escape-direction="up"/>
          <draw:glue-point draw:id="7" svg:x="2.727cm" svg:y="-5cm" draw:escape-direction="up"/>
          <draw:glue-point draw:id="8" svg:x="1.59cm" svg:y="-5cm" draw:escape-direction="up"/>
          <draw:glue-point draw:id="9" svg:x="3.863cm" svg:y="-5cm" draw:escape-direction="up"/>
          <draw:glue-point draw:id="10" svg:x="5cm" svg:y="-2.391cm" draw:escape-direction="right"/>
          <draw:glue-point draw:id="11" svg:x="5cm" svg:y="-3.695cm" draw:escape-direction="right"/>
          <draw:glue-point draw:id="12" svg:x="5cm" svg:y="-1.086cm" draw:escape-direction="right"/>
          <draw:glue-point draw:id="13" svg:x="5cm" svg:y="1.086cm" draw:escape-direction="right"/>
          <draw:glue-point draw:id="14" svg:x="5cm" svg:y="2.391cm" draw:escape-direction="right"/>
          <draw:glue-point draw:id="15" svg:x="5cm" svg:y="3.695cm" draw:escape-direction="right"/>
          <draw:glue-point draw:id="16" svg:x="2.5cm" svg:y="5cm" draw:escape-direction="down"/>
          <draw:glue-point draw:id="17" svg:x="1.363cm" svg:y="5cm" draw:escape-direction="down"/>
          <draw:glue-point draw:id="18" svg:x="3.636cm" svg:y="5cm" draw:escape-direction="down"/>
          <draw:glue-point draw:id="19" svg:x="-2.5cm" svg:y="5cm" draw:escape-direction="down"/>
          <draw:glue-point draw:id="20" svg:x="-1.136cm" svg:y="5cm" draw:escape-direction="down"/>
          <draw:glue-point draw:id="21" svg:x="-3.863cm" svg:y="5cm" draw:escape-direction="down"/>
          <draw:glue-point draw:id="22" svg:x="-5cm" svg:y="2.391cm" draw:escape-direction="left"/>
          <draw:glue-point draw:id="23" svg:x="-5cm" svg:y="1.086cm" draw:escape-direction="left"/>
          <draw:glue-point draw:id="24" svg:x="-5cm" svg:y="3.695cm" draw:escape-direction="left"/>
          <draw:glue-point draw:id="25" svg:x="-5cm" svg:y="-1.956cm" draw:escape-direction="left"/>
          <draw:glue-point draw:id="26" svg:x="-5cm" svg:y="-3.695cm" draw:escape-direction="left"/>
          <draw:glue-point draw:id="27" svg:x="-5cm" svg:y="-1.086cm" draw:escape-direction="left"/>
          <text:p text:style-name="P1">reqData</text:p>
          <draw:enhanced-geometry svg:viewBox="0 0 21600 21600" draw:type="rectangle" draw:enhanced-path="M 0 0 L 21600 0 21600 21600 0 21600 0 0 Z N"/>
        </draw:custom-shape>
        <draw:g>
          <draw:g>
            <draw:line draw:style-name="gr12" draw:text-style-name="P5" draw:layer="layout" svg:x1="22.6cm" svg:y1="2.5cm" svg:x2="24.1cm" svg:y2="2.5cm">
              <text:p text:style-name="P1">modify</text:p>
            </draw:line>
            <draw:line draw:style-name="gr13" draw:text-style-name="P5" draw:layer="layout" svg:x1="22.4cm" svg:y1="1.5cm" svg:x2="24.1cm" svg:y2="1.5cm">
              <text:p text:style-name="P1">read</text:p>
            </draw:line>
            <draw:custom-shape draw:style-name="gr14" draw:text-style-name="P1" draw:layer="layout" svg:width="3.8cm" svg:height="0.9cm" svg:x="24.6cm" svg:y="1.1cm">
              <text:p text:style-name="P1">Module</text:p>
              <draw:enhanced-geometry svg:viewBox="0 0 21600 21600" draw:type="rectangle" draw:enhanced-path="M 0 0 L 21600 0 21600 21600 0 21600 0 0 Z N"/>
            </draw:custom-shape>
            <draw:custom-shape draw:style-name="gr15" draw:text-style-name="P2" draw:layer="layout" svg:width="3.8cm" svg:height="0.9cm" svg:x="24.6cm" svg:y="2.2cm">
              <text:p text:style-name="P1">Function</text:p>
              <draw:enhanced-geometry svg:viewBox="0 0 21600 21600" draw:type="rectangle" draw:enhanced-path="M 0 0 L 21600 0 21600 21600 0 21600 0 0 Z N"/>
            </draw:custom-shape>
          </draw:g>
        </draw:g>
        <draw:custom-shape draw:style-name="gr16" draw:text-style-name="P4" xml:id="id14" draw:id="id14" draw:layer="layout" svg:width="5.3cm" svg:height="1.3cm" svg:x="1.9cm" svg:y="1.4cm">
          <draw:glue-point draw:id="4" svg:x="-2.727cm" svg:y="-5cm" draw:escape-direction="up"/>
          <draw:glue-point draw:id="5" svg:x="-3.863cm" svg:y="-5cm" draw:escape-direction="up"/>
          <draw:glue-point draw:id="6" svg:x="-1.363cm" svg:y="-5cm" draw:escape-direction="up"/>
          <draw:glue-point draw:id="7" svg:x="2.727cm" svg:y="-5cm" draw:escape-direction="up"/>
          <draw:glue-point draw:id="8" svg:x="1.59cm" svg:y="-5cm" draw:escape-direction="up"/>
          <draw:glue-point draw:id="9" svg:x="3.863cm" svg:y="-5cm" draw:escape-direction="up"/>
          <draw:glue-point draw:id="10" svg:x="5cm" svg:y="-2.391cm" draw:escape-direction="right"/>
          <draw:glue-point draw:id="11" svg:x="5cm" svg:y="-3.695cm" draw:escape-direction="right"/>
          <draw:glue-point draw:id="12" svg:x="5cm" svg:y="-1.086cm" draw:escape-direction="right"/>
          <draw:glue-point draw:id="13" svg:x="5cm" svg:y="1.086cm" draw:escape-direction="right"/>
          <draw:glue-point draw:id="14" svg:x="5cm" svg:y="2.391cm" draw:escape-direction="right"/>
          <draw:glue-point draw:id="15" svg:x="5cm" svg:y="3.695cm" draw:escape-direction="right"/>
          <draw:glue-point draw:id="16" svg:x="2.5cm" svg:y="5cm" draw:escape-direction="down"/>
          <draw:glue-point draw:id="17" svg:x="1.363cm" svg:y="5cm" draw:escape-direction="down"/>
          <draw:glue-point draw:id="18" svg:x="3.636cm" svg:y="5cm" draw:escape-direction="down"/>
          <draw:glue-point draw:id="19" svg:x="-2.5cm" svg:y="5cm" draw:escape-direction="down"/>
          <draw:glue-point draw:id="20" svg:x="-1.136cm" svg:y="5cm" draw:escape-direction="down"/>
          <draw:glue-point draw:id="21" svg:x="-3.863cm" svg:y="5cm" draw:escape-direction="down"/>
          <draw:glue-point draw:id="22" svg:x="-5cm" svg:y="2.391cm" draw:escape-direction="left"/>
          <draw:glue-point draw:id="23" svg:x="-5cm" svg:y="1.086cm" draw:escape-direction="left"/>
          <draw:glue-point draw:id="24" svg:x="-5cm" svg:y="3.695cm" draw:escape-direction="left"/>
          <draw:glue-point draw:id="25" svg:x="-5cm" svg:y="-1.956cm" draw:escape-direction="left"/>
          <draw:glue-point draw:id="26" svg:x="-5cm" svg:y="-3.695cm" draw:escape-direction="left"/>
          <draw:glue-point draw:id="27" svg:x="-5cm" svg:y="-1.086cm" draw:escape-direction="left"/>
          <text:p text:style-name="P1">Remote Service</text:p>
          <draw:enhanced-geometry svg:viewBox="0 0 21600 21600" draw:type="rectangle" draw:enhanced-path="M 0 0 L 21600 0 21600 21600 0 21600 0 0 Z N"/>
        </draw:custom-shape>
        <draw:custom-shape draw:style-name="gr7" draw:text-style-name="P1" xml:id="id10" draw:id="id10" draw:layer="layout" svg:width="4.9cm" svg:height="1.4cm" svg:x="1.8cm" svg:y="4.1cm">
          <draw:glue-point draw:id="4" svg:x="-2.727cm" svg:y="-5cm" draw:escape-direction="up"/>
          <draw:glue-point draw:id="5" svg:x="-3.863cm" svg:y="-5cm" draw:escape-direction="up"/>
          <draw:glue-point draw:id="6" svg:x="-1.363cm" svg:y="-5cm" draw:escape-direction="up"/>
          <draw:glue-point draw:id="7" svg:x="2.727cm" svg:y="-5cm" draw:escape-direction="up"/>
          <draw:glue-point draw:id="8" svg:x="1.59cm" svg:y="-5cm" draw:escape-direction="up"/>
          <draw:glue-point draw:id="9" svg:x="3.863cm" svg:y="-5cm" draw:escape-direction="up"/>
          <draw:glue-point draw:id="10" svg:x="5cm" svg:y="-2.391cm" draw:escape-direction="right"/>
          <draw:glue-point draw:id="11" svg:x="5cm" svg:y="-3.695cm" draw:escape-direction="right"/>
          <draw:glue-point draw:id="12" svg:x="5cm" svg:y="-1.086cm" draw:escape-direction="right"/>
          <draw:glue-point draw:id="13" svg:x="5cm" svg:y="1.086cm" draw:escape-direction="right"/>
          <draw:glue-point draw:id="14" svg:x="5cm" svg:y="2.391cm" draw:escape-direction="right"/>
          <draw:glue-point draw:id="15" svg:x="5cm" svg:y="3.695cm" draw:escape-direction="right"/>
          <draw:glue-point draw:id="16" svg:x="2.5cm" svg:y="5cm" draw:escape-direction="down"/>
          <draw:glue-point draw:id="17" svg:x="1.363cm" svg:y="5cm" draw:escape-direction="down"/>
          <draw:glue-point draw:id="18" svg:x="3.636cm" svg:y="5cm" draw:escape-direction="down"/>
          <draw:glue-point draw:id="19" svg:x="-2.5cm" svg:y="5cm" draw:escape-direction="down"/>
          <draw:glue-point draw:id="20" svg:x="-1.136cm" svg:y="5cm" draw:escape-direction="down"/>
          <draw:glue-point draw:id="21" svg:x="-3.863cm" svg:y="5cm" draw:escape-direction="down"/>
          <draw:glue-point draw:id="22" svg:x="-5cm" svg:y="2.391cm" draw:escape-direction="left"/>
          <draw:glue-point draw:id="23" svg:x="-5cm" svg:y="1.086cm" draw:escape-direction="left"/>
          <draw:glue-point draw:id="24" svg:x="-5cm" svg:y="3.695cm" draw:escape-direction="left"/>
          <draw:glue-point draw:id="25" svg:x="-5cm" svg:y="-1.956cm" draw:escape-direction="left"/>
          <draw:glue-point draw:id="26" svg:x="-5cm" svg:y="-3.695cm" draw:escape-direction="left"/>
          <draw:glue-point draw:id="27" svg:x="-5cm" svg:y="-1.086cm" draw:escape-direction="left"/>
          <text:p text:style-name="P1">Tasks</text:p>
          <draw:enhanced-geometry svg:viewBox="0 0 21600 21600" draw:type="rectangle" draw:enhanced-path="M 0 0 L 21600 0 21600 21600 0 21600 0 0 Z N"/>
        </draw:custom-shape>
        <draw:connector draw:style-name="gr17" draw:text-style-name="P5" draw:layer="layout" svg:x1="21.8cm" svg:y1="7.5cm" svg:x2="21.95cm" svg:y2="8.5cm" draw:start-shape="id1" draw:start-glue-point="2" draw:end-shape="id2" draw:end-glue-point="0" svg:d="M21800 7500v500h150v500" svg:viewBox="0 0 151 1001">
          <text:p/>
        </draw:connector>
        <draw:connector draw:style-name="gr17" draw:text-style-name="P5" draw:layer="layout" svg:x1="19.1cm" svg:y1="17.1cm" svg:x2="19.131cm" svg:y2="18.3cm" draw:start-shape="id3" draw:start-glue-point="2" draw:end-shape="id4" draw:end-glue-point="8" svg:d="M19100 17100v600h31v600" svg:viewBox="0 0 32 1201">
          <text:p/>
        </draw:connector>
        <draw:custom-shape draw:style-name="gr18" draw:text-style-name="P1" xml:id="id5" draw:id="id5" draw:layer="layout" svg:width="4.7cm" svg:height="1.1cm" svg:x="14.6cm" svg:y="8.5cm">
          <draw:glue-point draw:id="4" svg:x="-2.727cm" svg:y="-5cm" draw:escape-direction="up"/>
          <draw:glue-point draw:id="5" svg:x="-3.863cm" svg:y="-5cm" draw:escape-direction="up"/>
          <draw:glue-point draw:id="6" svg:x="-1.363cm" svg:y="-5cm" draw:escape-direction="up"/>
          <draw:glue-point draw:id="7" svg:x="2.727cm" svg:y="-5cm" draw:escape-direction="up"/>
          <draw:glue-point draw:id="8" svg:x="1.59cm" svg:y="-5cm" draw:escape-direction="up"/>
          <draw:glue-point draw:id="9" svg:x="3.863cm" svg:y="-5cm" draw:escape-direction="up"/>
          <draw:glue-point draw:id="10" svg:x="5cm" svg:y="-2.391cm" draw:escape-direction="right"/>
          <draw:glue-point draw:id="11" svg:x="5cm" svg:y="-3.695cm" draw:escape-direction="right"/>
          <draw:glue-point draw:id="12" svg:x="5cm" svg:y="-1.086cm" draw:escape-direction="right"/>
          <draw:glue-point draw:id="13" svg:x="5cm" svg:y="1.086cm" draw:escape-direction="right"/>
          <draw:glue-point draw:id="14" svg:x="5cm" svg:y="2.391cm" draw:escape-direction="right"/>
          <draw:glue-point draw:id="15" svg:x="5cm" svg:y="3.695cm" draw:escape-direction="right"/>
          <draw:glue-point draw:id="16" svg:x="2.5cm" svg:y="5cm" draw:escape-direction="down"/>
          <draw:glue-point draw:id="17" svg:x="1.363cm" svg:y="5cm" draw:escape-direction="down"/>
          <draw:glue-point draw:id="18" svg:x="3.636cm" svg:y="5cm" draw:escape-direction="down"/>
          <draw:glue-point draw:id="19" svg:x="-2.5cm" svg:y="5cm" draw:escape-direction="down"/>
          <draw:glue-point draw:id="20" svg:x="-1.136cm" svg:y="5cm" draw:escape-direction="down"/>
          <draw:glue-point draw:id="21" svg:x="-3.863cm" svg:y="5cm" draw:escape-direction="down"/>
          <draw:glue-point draw:id="22" svg:x="-5cm" svg:y="2.391cm" draw:escape-direction="left"/>
          <draw:glue-point draw:id="23" svg:x="-5cm" svg:y="1.086cm" draw:escape-direction="left"/>
          <draw:glue-point draw:id="24" svg:x="-5cm" svg:y="3.695cm" draw:escape-direction="left"/>
          <draw:glue-point draw:id="25" svg:x="-5cm" svg:y="-1.956cm" draw:escape-direction="left"/>
          <draw:glue-point draw:id="26" svg:x="-5cm" svg:y="-3.695cm" draw:escape-direction="left"/>
          <draw:glue-point draw:id="27" svg:x="-5cm" svg:y="-1.086cm" draw:escape-direction="left"/>
          <text:p text:style-name="P1">UpdateTracker</text:p>
          <draw:enhanced-geometry svg:viewBox="0 0 21600 21600" draw:type="rectangle" draw:enhanced-path="M 0 0 L 21600 0 21600 21600 0 21600 0 0 Z N"/>
        </draw:custom-shape>
        <draw:custom-shape draw:style-name="gr3" draw:text-style-name="P2" xml:id="id6" draw:id="id6" draw:layer="layout" svg:width="4.7cm" svg:height="1.2cm" svg:x="19.6cm" svg:y="11.1cm">
          <draw:glue-point draw:id="4" svg:x="-2.727cm" svg:y="-5cm" draw:escape-direction="up"/>
          <draw:glue-point draw:id="5" svg:x="-3.863cm" svg:y="-5cm" draw:escape-direction="up"/>
          <draw:glue-point draw:id="6" svg:x="-1.363cm" svg:y="-5cm" draw:escape-direction="up"/>
          <draw:glue-point draw:id="7" svg:x="2.727cm" svg:y="-5cm" draw:escape-direction="up"/>
          <draw:glue-point draw:id="8" svg:x="1.59cm" svg:y="-5cm" draw:escape-direction="up"/>
          <draw:glue-point draw:id="9" svg:x="3.863cm" svg:y="-5cm" draw:escape-direction="up"/>
          <draw:glue-point draw:id="10" svg:x="5cm" svg:y="-2.391cm" draw:escape-direction="right"/>
          <draw:glue-point draw:id="11" svg:x="5cm" svg:y="-3.695cm" draw:escape-direction="right"/>
          <draw:glue-point draw:id="12" svg:x="5cm" svg:y="-1.086cm" draw:escape-direction="right"/>
          <draw:glue-point draw:id="13" svg:x="5cm" svg:y="1.086cm" draw:escape-direction="right"/>
          <draw:glue-point draw:id="14" svg:x="5cm" svg:y="2.391cm" draw:escape-direction="right"/>
          <draw:glue-point draw:id="15" svg:x="5cm" svg:y="3.695cm" draw:escape-direction="right"/>
          <draw:glue-point draw:id="16" svg:x="2.5cm" svg:y="5cm" draw:escape-direction="down"/>
          <draw:glue-point draw:id="17" svg:x="1.363cm" svg:y="5cm" draw:escape-direction="down"/>
          <draw:glue-point draw:id="18" svg:x="3.636cm" svg:y="5cm" draw:escape-direction="down"/>
          <draw:glue-point draw:id="19" svg:x="-2.5cm" svg:y="5cm" draw:escape-direction="down"/>
          <draw:glue-point draw:id="20" svg:x="-1.136cm" svg:y="5cm" draw:escape-direction="down"/>
          <draw:glue-point draw:id="21" svg:x="-3.863cm" svg:y="5cm" draw:escape-direction="down"/>
          <draw:glue-point draw:id="22" svg:x="-5cm" svg:y="2.391cm" draw:escape-direction="left"/>
          <draw:glue-point draw:id="23" svg:x="-5cm" svg:y="1.086cm" draw:escape-direction="left"/>
          <draw:glue-point draw:id="24" svg:x="-5cm" svg:y="3.695cm" draw:escape-direction="left"/>
          <draw:glue-point draw:id="25" svg:x="-5cm" svg:y="-1.956cm" draw:escape-direction="left"/>
          <draw:glue-point draw:id="26" svg:x="-5cm" svg:y="-3.695cm" draw:escape-direction="left"/>
          <draw:glue-point draw:id="27" svg:x="-5cm" svg:y="-1.086cm" draw:escape-direction="left"/>
          <text:p text:style-name="P1">msgCreation</text:p>
          <draw:enhanced-geometry svg:viewBox="0 0 21600 21600" draw:mirror-horizontal="false" draw:mirror-vertical="false" draw:type="rectangle" draw:enhanced-path="M 0 0 L 21600 0 21600 21600 0 21600 0 0 Z N"/>
        </draw:custom-shape>
        <draw:connector draw:style-name="gr19" draw:text-style-name="P5" draw:layer="layout" svg:x1="17.59cm" svg:y1="9.6cm" svg:x2="17.59cm" svg:y2="9.6cm" draw:start-shape="id5" draw:start-glue-point="17" draw:end-shape="id5" draw:end-glue-point="17" svg:d="M17590 9600z" svg:viewBox="0 0 1 1">
          <text:p/>
        </draw:connector>
        <draw:connector draw:style-name="gr17" draw:text-style-name="P5" draw:layer="layout" svg:x1="22.925cm" svg:y1="9.6cm" svg:x2="21.95cm" svg:y2="11.1cm" draw:start-shape="id2" draw:start-glue-point="16" draw:end-shape="id6" draw:end-glue-point="0" svg:d="M22925 9600v750h-975v750" svg:viewBox="0 0 976 1501">
          <text:p/>
        </draw:connector>
        <draw:connector draw:style-name="gr19" draw:text-style-name="P5" draw:layer="layout" svg:x1="7.65cm" svg:y1="16.9cm" svg:x2="11.366cm" svg:y2="18.3cm" draw:start-shape="id7" draw:start-glue-point="2" draw:end-shape="id4" draw:end-glue-point="6" svg:d="M7650 16900v700h3716v700" svg:viewBox="0 0 3717 1401">
          <text:p/>
        </draw:connector>
        <draw:custom-shape draw:style-name="gr6" draw:text-style-name="P3" xml:id="id8" draw:id="id8" draw:layer="layout" svg:width="4.9cm" svg:height="1.7cm" svg:x="3.2cm" svg:y="7.6cm">
          <draw:glue-point draw:id="4" svg:x="-2.727cm" svg:y="-5cm" draw:escape-direction="up"/>
          <draw:glue-point draw:id="5" svg:x="-3.863cm" svg:y="-5cm" draw:escape-direction="up"/>
          <draw:glue-point draw:id="6" svg:x="-1.363cm" svg:y="-5cm" draw:escape-direction="up"/>
          <draw:glue-point draw:id="7" svg:x="2.727cm" svg:y="-5cm" draw:escape-direction="up"/>
          <draw:glue-point draw:id="8" svg:x="1.59cm" svg:y="-5cm" draw:escape-direction="up"/>
          <draw:glue-point draw:id="9" svg:x="3.863cm" svg:y="-5cm" draw:escape-direction="up"/>
          <draw:glue-point draw:id="10" svg:x="5cm" svg:y="-2.391cm" draw:escape-direction="right"/>
          <draw:glue-point draw:id="11" svg:x="5cm" svg:y="-3.695cm" draw:escape-direction="right"/>
          <draw:glue-point draw:id="12" svg:x="5cm" svg:y="-1.086cm" draw:escape-direction="right"/>
          <draw:glue-point draw:id="13" svg:x="5cm" svg:y="1.086cm" draw:escape-direction="right"/>
          <draw:glue-point draw:id="14" svg:x="5cm" svg:y="2.391cm" draw:escape-direction="right"/>
          <draw:glue-point draw:id="15" svg:x="5cm" svg:y="3.695cm" draw:escape-direction="right"/>
          <draw:glue-point draw:id="16" svg:x="2.5cm" svg:y="5cm" draw:escape-direction="down"/>
          <draw:glue-point draw:id="17" svg:x="1.363cm" svg:y="5cm" draw:escape-direction="down"/>
          <draw:glue-point draw:id="18" svg:x="3.636cm" svg:y="5cm" draw:escape-direction="down"/>
          <draw:glue-point draw:id="19" svg:x="-2.5cm" svg:y="5cm" draw:escape-direction="down"/>
          <draw:glue-point draw:id="20" svg:x="-1.136cm" svg:y="5cm" draw:escape-direction="down"/>
          <draw:glue-point draw:id="21" svg:x="-3.863cm" svg:y="5cm" draw:escape-direction="down"/>
          <draw:glue-point draw:id="22" svg:x="-5cm" svg:y="2.391cm" draw:escape-direction="left"/>
          <draw:glue-point draw:id="23" svg:x="-5cm" svg:y="1.086cm" draw:escape-direction="left"/>
          <draw:glue-point draw:id="24" svg:x="-5cm" svg:y="3.695cm" draw:escape-direction="left"/>
          <draw:glue-point draw:id="25" svg:x="-5cm" svg:y="-1.956cm" draw:escape-direction="left"/>
          <draw:glue-point draw:id="26" svg:x="-5cm" svg:y="-3.695cm" draw:escape-direction="left"/>
          <draw:glue-point draw:id="27" svg:x="-5cm" svg:y="-1.086cm" draw:escape-direction="left"/>
          <text:p text:style-name="P1">Server Actions</text:p>
          <draw:enhanced-geometry svg:viewBox="0 0 21600 21600" draw:type="rectangle" draw:enhanced-path="M 0 0 L 21600 0 21600 21600 0 21600 0 0 Z N"/>
        </draw:custom-shape>
        <draw:connector draw:style-name="gr19" draw:text-style-name="P5" draw:layer="layout" draw:line-skew="0.7cm" svg:x1="7.542cm" svg:y1="7.6cm" svg:x2="9.831cm" svg:y2="5.1cm" draw:start-shape="id8" draw:start-glue-point="9" draw:end-shape="id9" draw:end-glue-point="21" svg:d="M7542 7600v-550h2289v-1950" svg:viewBox="0 0 2290 2501">
          <text:p/>
        </draw:connector>
        <draw:connector draw:style-name="gr19" draw:text-style-name="P5" draw:layer="layout" draw:line-skew="1.45cm" svg:x1="6.317cm" svg:y1="9.3cm" svg:x2="5.932cm" svg:y2="15.4cm" draw:start-shape="id8" draw:start-glue-point="17" draw:end-shape="id7" draw:end-glue-point="4" svg:d="M6317 9300v4500h-385v1600" svg:viewBox="0 0 386 6101">
          <text:p/>
        </draw:connector>
        <draw:connector draw:style-name="gr19" draw:text-style-name="P5" draw:layer="layout" svg:x1="6.429cm" svg:y1="7.6cm" svg:x2="3.694cm" svg:y2="5.5cm" draw:start-shape="id8" draw:start-glue-point="8" draw:end-shape="id10" draw:end-glue-point="20" svg:d="M6429 7600v-1050h-2735v-1050" svg:viewBox="0 0 2736 2101">
          <text:p/>
        </draw:connector>
        <draw:custom-shape draw:style-name="gr20" draw:text-style-name="P2" xml:id="id11" draw:id="id11" draw:layer="layout" svg:width="4.9cm" svg:height="1.2cm" svg:x="14.1cm" svg:y="11.1cm">
          <draw:glue-point draw:id="4" svg:x="-2.727cm" svg:y="-5cm" draw:escape-direction="up"/>
          <draw:glue-point draw:id="5" svg:x="-3.863cm" svg:y="-5cm" draw:escape-direction="up"/>
          <draw:glue-point draw:id="6" svg:x="-1.363cm" svg:y="-5cm" draw:escape-direction="up"/>
          <draw:glue-point draw:id="7" svg:x="2.727cm" svg:y="-5cm" draw:escape-direction="up"/>
          <draw:glue-point draw:id="8" svg:x="1.59cm" svg:y="-5cm" draw:escape-direction="up"/>
          <draw:glue-point draw:id="9" svg:x="3.863cm" svg:y="-5cm" draw:escape-direction="up"/>
          <draw:glue-point draw:id="10" svg:x="5cm" svg:y="-2.391cm" draw:escape-direction="right"/>
          <draw:glue-point draw:id="11" svg:x="5cm" svg:y="-3.695cm" draw:escape-direction="right"/>
          <draw:glue-point draw:id="12" svg:x="5cm" svg:y="-1.086cm" draw:escape-direction="right"/>
          <draw:glue-point draw:id="13" svg:x="5cm" svg:y="1.086cm" draw:escape-direction="right"/>
          <draw:glue-point draw:id="14" svg:x="5cm" svg:y="2.391cm" draw:escape-direction="right"/>
          <draw:glue-point draw:id="15" svg:x="5cm" svg:y="3.695cm" draw:escape-direction="right"/>
          <draw:glue-point draw:id="16" svg:x="2.5cm" svg:y="5cm" draw:escape-direction="down"/>
          <draw:glue-point draw:id="17" svg:x="1.363cm" svg:y="5cm" draw:escape-direction="down"/>
          <draw:glue-point draw:id="18" svg:x="3.636cm" svg:y="5cm" draw:escape-direction="down"/>
          <draw:glue-point draw:id="19" svg:x="-2.5cm" svg:y="5cm" draw:escape-direction="down"/>
          <draw:glue-point draw:id="20" svg:x="-1.136cm" svg:y="5cm" draw:escape-direction="down"/>
          <draw:glue-point draw:id="21" svg:x="-3.863cm" svg:y="5cm" draw:escape-direction="down"/>
          <draw:glue-point draw:id="22" svg:x="-5cm" svg:y="2.391cm" draw:escape-direction="left"/>
          <draw:glue-point draw:id="23" svg:x="-5cm" svg:y="1.086cm" draw:escape-direction="left"/>
          <draw:glue-point draw:id="24" svg:x="-5cm" svg:y="3.695cm" draw:escape-direction="left"/>
          <draw:glue-point draw:id="25" svg:x="-5cm" svg:y="-1.956cm" draw:escape-direction="left"/>
          <draw:glue-point draw:id="26" svg:x="-5cm" svg:y="-3.695cm" draw:escape-direction="left"/>
          <draw:glue-point draw:id="27" svg:x="-5cm" svg:y="-1.086cm" draw:escape-direction="left"/>
          <text:p text:style-name="P1">msgTracking</text:p>
          <draw:enhanced-geometry svg:viewBox="0 0 21600 21600" draw:type="rectangle" draw:enhanced-path="M 0 0 L 21600 0 21600 21600 0 21600 0 0 Z N"/>
        </draw:custom-shape>
        <draw:connector draw:style-name="gr19" draw:text-style-name="P5" draw:layer="layout" svg:x1="18.01cm" svg:y1="15.6cm" svg:x2="17.775cm" svg:y2="12.3cm" draw:start-shape="id3" draw:start-glue-point="6" draw:end-shape="id11" draw:end-glue-point="16" svg:d="M18010 15600v-1650h-235v-1650" svg:viewBox="0 0 236 3301">
          <text:p/>
        </draw:connector>
        <draw:connector draw:style-name="gr21" draw:text-style-name="P5" draw:layer="layout" draw:line-skew="0.05cm" svg:x1="9.368cm" svg:y1="15.4cm" svg:x2="15.325cm" svg:y2="12.3cm" draw:start-shape="id7" draw:start-glue-point="7" draw:end-shape="id11" draw:end-glue-point="19" svg:d="M9368 15400v-1500h5957v-1600" svg:viewBox="0 0 5958 3101">
          <text:p text:style-name="P1"/>
        </draw:connector>
        <draw:connector draw:style-name="gr19" draw:text-style-name="P5" draw:layer="layout" svg:x1="15.883cm" svg:y1="11.1cm" svg:x2="16.417cm" svg:y2="9.6cm" draw:start-shape="id11" draw:start-glue-point="6" draw:end-shape="id5" draw:end-glue-point="20" svg:d="M15883 11100v-750h534v-750" svg:viewBox="0 0 535 1501">
          <text:p/>
        </draw:connector>
        <draw:connector draw:style-name="gr19" draw:text-style-name="P5" draw:layer="layout" svg:x1="17.886cm" svg:y1="11.1cm" svg:x2="20.975cm" svg:y2="9.6cm" draw:start-shape="id11" draw:start-glue-point="7" draw:end-shape="id2" draw:end-glue-point="19" svg:d="M17886 11100v-750h3089v-750" svg:viewBox="0 0 3090 1501">
          <text:p/>
        </draw:connector>
        <draw:connector draw:style-name="gr22" draw:text-style-name="P5" draw:layer="layout" svg:x1="13.45cm" svg:y1="5.1cm" svg:x2="12.949cm" svg:y2="8.1cm" draw:start-shape="id9" draw:start-glue-point="19" draw:end-shape="id12" draw:end-glue-point="7" svg:d="M13450 5100v1500h-501v1500" svg:viewBox="0 0 502 3001">
          <text:p/>
        </draw:connector>
        <draw:connector draw:style-name="gr23" draw:text-style-name="P5" draw:layer="layout" svg:x1="23.35cm" svg:y1="5.1cm" svg:x2="21.201cm" svg:y2="6.3cm" draw:start-shape="id9" draw:start-glue-point="16" draw:end-shape="id1" draw:end-glue-point="6" svg:d="M23350 5100v600h-2149v600" svg:viewBox="0 0 2150 1201">
          <text:p/>
        </draw:connector>
        <draw:connector draw:style-name="gr17" draw:text-style-name="P5" draw:layer="layout" svg:x1="19.6cm" svg:y1="6.77cm" svg:x2="17.697cm" svg:y2="8.5cm" draw:start-shape="id1" draw:start-glue-point="27" draw:end-shape="id5" draw:end-glue-point="8" svg:d="M19600 6770h-1903v1730" svg:viewBox="0 0 1904 1731">
          <text:p/>
        </draw:connector>
        <draw:connector draw:style-name="gr24" draw:text-style-name="P5" draw:layer="layout" svg:x1="18.4cm" svg:y1="3.8cm" svg:x2="15.2cm" svg:y2="2.7cm" draw:start-shape="id9" draw:start-glue-point="0" draw:end-shape="id13" draw:end-glue-point="2" svg:d="M18400 3800v-550h-3200v-550" svg:viewBox="0 0 3201 1101">
          <text:p/>
        </draw:connector>
        <draw:connector draw:style-name="gr24" draw:text-style-name="P5" draw:layer="layout" svg:x1="4.25cm" svg:y1="4.1cm" svg:x2="4.55cm" svg:y2="2.7cm" draw:start-shape="id10" draw:start-glue-point="0" draw:end-shape="id14" draw:end-glue-point="2" svg:d="M4250 4100v-700h300v-700" svg:viewBox="0 0 301 1401">
          <text:p/>
        </draw:connector>
        <draw:connector draw:style-name="gr19" draw:text-style-name="P5" draw:layer="layout" svg:x1="10.8cm" svg:y1="15.988cm" svg:x2="14.6cm" svg:y2="15.85cm" draw:start-shape="id7" draw:start-glue-point="12" draw:end-shape="id15" draw:end-glue-point="3" svg:d="M10800 15988h1900v-138h1900" svg:viewBox="0 0 3801 139">
          <text:p/>
        </draw:connector>
        <draw:connector draw:style-name="gr19" draw:text-style-name="P5" draw:layer="layout" draw:line-skew="-0.7cm" svg:x1="9.326cm" svg:y1="8.1cm" svg:x2="6.031cm" svg:y2="5.5cm" draw:start-shape="id12" draw:start-glue-point="5" draw:end-shape="id10" draw:end-glue-point="18" svg:d="M9326 8100v-2000h-3295v-600" svg:viewBox="0 0 3296 2601">
          <text:p/>
        </draw:connector>
        <draw:custom-shape draw:style-name="gr25" draw:text-style-name="P6" xml:id="id16" draw:id="id16" draw:layer="layout" svg:width="2.4cm" svg:height="1.6cm" svg:x="25.4cm" svg:y="10.5cm">
          <draw:glue-point draw:id="4" svg:x="-2.083cm" svg:y="5cm" draw:escape-direction="down"/>
          <draw:glue-point draw:id="5" svg:x="2.083cm" svg:y="5cm" draw:escape-direction="down"/>
          <text:p text:style-name="P1">ALL</text:p>
          <draw:enhanced-geometry svg:viewBox="0 0 21600 21600" draw:type="rectangle" draw:enhanced-path="M 0 0 L 21600 0 21600 21600 0 21600 0 0 Z N"/>
        </draw:custom-shape>
        <draw:connector draw:style-name="gr17" draw:text-style-name="P5" draw:layer="layout" svg:x1="26.6cm" svg:y1="10.5cm" svg:x2="25.599cm" svg:y2="5.1cm" draw:start-shape="id16" draw:start-glue-point="0" draw:end-shape="id9" draw:end-glue-point="18" svg:d="M26600 10500v-2700h-1001v-2700" svg:viewBox="0 0 1002 5401">
          <text:p/>
        </draw:connector>
        <draw:connector draw:style-name="gr17" draw:text-style-name="P5" draw:layer="layout" svg:x1="27.099cm" svg:y1="12.1cm" svg:x2="27.371cm" svg:y2="18.3cm" draw:start-shape="id16" draw:start-glue-point="5" draw:end-shape="id4" draw:end-glue-point="9" svg:d="M27099 12100v3100h272v3100" svg:viewBox="0 0 273 6201">
          <text:p/>
        </draw:connector>
        <draw:connector draw:style-name="gr19" draw:text-style-name="P5" draw:layer="layout" svg:x1="16.31cm" svg:y1="8.5cm" svg:x2="16.151cm" svg:y2="5.1cm" draw:start-shape="id5" draw:start-glue-point="6" draw:end-shape="id9" draw:end-glue-point="20" svg:d="M16310 8500v-1700h-159v-1700" svg:viewBox="0 0 160 3401">
          <text:p/>
        </draw:connector>
        <draw:connector draw:style-name="gr17" draw:text-style-name="P5" draw:layer="layout" svg:x1="8.5cm" svg:y1="4.591cm" svg:x2="6.9cm" svg:y2="5cm" draw:start-shape="id9" draw:start-glue-point="23" draw:end-shape="id17" draw:end-glue-point="1" svg:d="M8500 4591h-800v409h-800" svg:viewBox="0 0 1601 410">
          <text:p/>
        </draw:connector>
        <draw:connector draw:style-name="gr19" draw:text-style-name="P5" draw:layer="layout" svg:x1="2.358cm" svg:y1="5.5cm" svg:x2="4.5cm" svg:y2="16.312cm" draw:start-shape="id10" draw:start-glue-point="21" draw:end-shape="id7" draw:end-glue-point="23" svg:d="M2358 5500v10812h2142" svg:viewBox="0 0 2143 10813">
          <text:p/>
        </draw:connector>
        <draw:custom-shape draw:style-name="gr26" draw:text-style-name="P2" xml:id="id15" draw:id="id15" draw:layer="layout" svg:width="1.9cm" svg:height="0.9cm" svg:x="14.6cm" svg:y="15.4cm">
          <text:p text:style-name="P1"><text:span text:style-name="T1">collective</text:span></text:p>
          <draw:enhanced-geometry svg:viewBox="0 0 21600 21600" draw:type="rectangle" draw:enhanced-path="M 0 0 L 21600 0 21600 21600 0 21600 0 0 Z N"/>
        </draw:custom-shape>
        <draw:custom-shape draw:style-name="gr4" draw:text-style-name="P2" draw:layer="layout" svg:width="5.5cm" svg:height="1.2cm" svg:x="8.8cm" svg:y="8.2cm">
          <draw:glue-point draw:id="4" svg:x="-2.727cm" svg:y="-5cm" draw:escape-direction="up"/>
          <draw:glue-point draw:id="5" svg:x="-3.863cm" svg:y="-5cm" draw:escape-direction="up"/>
          <draw:glue-point draw:id="6" svg:x="-1.363cm" svg:y="-5cm" draw:escape-direction="up"/>
          <draw:glue-point draw:id="7" svg:x="2.727cm" svg:y="-5cm" draw:escape-direction="up"/>
          <draw:glue-point draw:id="8" svg:x="1.59cm" svg:y="-5cm" draw:escape-direction="up"/>
          <draw:glue-point draw:id="9" svg:x="3.863cm" svg:y="-5cm" draw:escape-direction="up"/>
          <draw:glue-point draw:id="10" svg:x="5cm" svg:y="-2.391cm" draw:escape-direction="right"/>
          <draw:glue-point draw:id="11" svg:x="5cm" svg:y="-3.695cm" draw:escape-direction="right"/>
          <draw:glue-point draw:id="12" svg:x="5cm" svg:y="-1.086cm" draw:escape-direction="right"/>
          <draw:glue-point draw:id="13" svg:x="5cm" svg:y="1.086cm" draw:escape-direction="right"/>
          <draw:glue-point draw:id="14" svg:x="5cm" svg:y="2.391cm" draw:escape-direction="right"/>
          <draw:glue-point draw:id="15" svg:x="5cm" svg:y="3.695cm" draw:escape-direction="right"/>
          <draw:glue-point draw:id="16" svg:x="2.5cm" svg:y="5cm" draw:escape-direction="down"/>
          <draw:glue-point draw:id="17" svg:x="1.363cm" svg:y="5cm" draw:escape-direction="down"/>
          <draw:glue-point draw:id="18" svg:x="3.636cm" svg:y="5cm" draw:escape-direction="down"/>
          <draw:glue-point draw:id="19" svg:x="-2.5cm" svg:y="5cm" draw:escape-direction="down"/>
          <draw:glue-point draw:id="20" svg:x="-1.136cm" svg:y="5cm" draw:escape-direction="down"/>
          <draw:glue-point draw:id="21" svg:x="-3.863cm" svg:y="5cm" draw:escape-direction="down"/>
          <draw:glue-point draw:id="22" svg:x="-5cm" svg:y="2.391cm" draw:escape-direction="left"/>
          <draw:glue-point draw:id="23" svg:x="-5cm" svg:y="1.086cm" draw:escape-direction="left"/>
          <draw:glue-point draw:id="24" svg:x="-5cm" svg:y="3.695cm" draw:escape-direction="left"/>
          <draw:glue-point draw:id="25" svg:x="-5cm" svg:y="-1.956cm" draw:escape-direction="left"/>
          <draw:glue-point draw:id="26" svg:x="-5cm" svg:y="-3.695cm" draw:escape-direction="left"/>
          <draw:glue-point draw:id="27" svg:x="-5cm" svg:y="-1.086cm" draw:escape-direction="left"/>
          <text:p text:style-name="P1">reqFunc</text:p>
          <draw:enhanced-geometry svg:viewBox="0 0 21600 21600" draw:type="rectangle" draw:enhanced-path="M 0 0 L 21600 0 21600 21600 0 21600 0 0 Z N"/>
        </draw:custom-shape>
        <draw:custom-shape draw:style-name="gr4" draw:text-style-name="P2" xml:id="id12" draw:id="id12" draw:layer="layout" svg:width="5.5cm" svg:height="1.2cm" svg:x="8.7cm" svg:y="8.1cm">
          <draw:glue-point draw:id="4" svg:x="-2.727cm" svg:y="-5cm" draw:escape-direction="up"/>
          <draw:glue-point draw:id="5" svg:x="-3.863cm" svg:y="-5cm" draw:escape-direction="up"/>
          <draw:glue-point draw:id="6" svg:x="-1.363cm" svg:y="-5cm" draw:escape-direction="up"/>
          <draw:glue-point draw:id="7" svg:x="2.727cm" svg:y="-5cm" draw:escape-direction="up"/>
          <draw:glue-point draw:id="8" svg:x="1.59cm" svg:y="-5cm" draw:escape-direction="up"/>
          <draw:glue-point draw:id="9" svg:x="3.863cm" svg:y="-5cm" draw:escape-direction="up"/>
          <draw:glue-point draw:id="10" svg:x="5cm" svg:y="-2.391cm" draw:escape-direction="right"/>
          <draw:glue-point draw:id="11" svg:x="5cm" svg:y="-3.695cm" draw:escape-direction="right"/>
          <draw:glue-point draw:id="12" svg:x="5cm" svg:y="-1.086cm" draw:escape-direction="right"/>
          <draw:glue-point draw:id="13" svg:x="5cm" svg:y="1.086cm" draw:escape-direction="right"/>
          <draw:glue-point draw:id="14" svg:x="5cm" svg:y="2.391cm" draw:escape-direction="right"/>
          <draw:glue-point draw:id="15" svg:x="5cm" svg:y="3.695cm" draw:escape-direction="right"/>
          <draw:glue-point draw:id="16" svg:x="2.5cm" svg:y="5cm" draw:escape-direction="down"/>
          <draw:glue-point draw:id="17" svg:x="1.363cm" svg:y="5cm" draw:escape-direction="down"/>
          <draw:glue-point draw:id="18" svg:x="3.636cm" svg:y="5cm" draw:escape-direction="down"/>
          <draw:glue-point draw:id="19" svg:x="-2.5cm" svg:y="5cm" draw:escape-direction="down"/>
          <draw:glue-point draw:id="20" svg:x="-1.136cm" svg:y="5cm" draw:escape-direction="down"/>
          <draw:glue-point draw:id="21" svg:x="-3.863cm" svg:y="5cm" draw:escape-direction="down"/>
          <draw:glue-point draw:id="22" svg:x="-5cm" svg:y="2.391cm" draw:escape-direction="left"/>
          <draw:glue-point draw:id="23" svg:x="-5cm" svg:y="1.086cm" draw:escape-direction="left"/>
          <draw:glue-point draw:id="24" svg:x="-5cm" svg:y="3.695cm" draw:escape-direction="left"/>
          <draw:glue-point draw:id="25" svg:x="-5cm" svg:y="-1.956cm" draw:escape-direction="left"/>
          <draw:glue-point draw:id="26" svg:x="-5cm" svg:y="-3.695cm" draw:escape-direction="left"/>
          <draw:glue-point draw:id="27" svg:x="-5cm" svg:y="-1.086cm" draw:escape-direction="left"/>
          <text:p text:style-name="P1">reqFunc</text:p>
          <draw:enhanced-geometry svg:viewBox="0 0 21600 21600" draw:type="rectangle" draw:enhanced-path="M 0 0 L 21600 0 21600 21600 0 21600 0 0 Z N"/>
        </draw:custom-shape>
        <draw:connector draw:style-name="gr19" draw:text-style-name="P5" draw:layer="layout" draw:line-skew="-0.75cm" svg:x1="11.45cm" svg:y1="9.3cm" svg:x2="8.651cm" svg:y2="15.4cm" draw:start-shape="id12" draw:start-glue-point="2" draw:end-shape="id7" draw:end-glue-point="8" svg:d="M11450 9300v2300h-2799v3800" svg:viewBox="0 0 2800 6101">
          <text:p/>
        </draw:connector>
        <draw:custom-shape draw:style-name="gr27" draw:text-style-name="P2" draw:layer="layout" svg:width="1.9cm" svg:height="0.9cm" svg:x="2.6cm" svg:y="7.1cm">
          <text:p text:style-name="P1"><text:span text:style-name="T1">collective</text:span></text:p>
          <draw:enhanced-geometry svg:viewBox="0 0 21600 21600" draw:type="rectangle" draw:enhanced-path="M 0 0 L 21600 0 21600 21600 0 21600 0 0 Z N"/>
        </draw:custom-shape>
        <draw:custom-shape draw:style-name="gr27" draw:text-style-name="P2" draw:layer="layout" svg:width="1.9cm" svg:height="0.9cm" svg:x="1.4cm" svg:y="3.9cm">
          <text:p text:style-name="P1"><text:span text:style-name="T1">co</text:span><text:span text:style-name="T1">lle</text:span><text:span text:style-name="T1">cti</text:span><text:span text:style-name="T1">ve</text:span></text:p>
          <draw:enhanced-geometry svg:viewBox="0 0 21600 21600" draw:type="rectangle" draw:enhanced-path="M 0 0 L 21600 0 21600 21600 0 21600 0 0 Z N"/>
        </draw:custom-shape>
        <draw:connector draw:style-name="gr28" draw:text-style-name="P5" draw:layer="layout" svg:x1="26.101cm" svg:y1="12.1cm" svg:x2="22.19cm" svg:y2="15.6cm" draw:start-shape="id16" draw:start-glue-point="4" draw:end-shape="id3" draw:end-glue-point="9" svg:d="M26101 12100v1750h-3911v1750" svg:viewBox="0 0 3912 3501">
          <text:p/>
        </draw:connector>
        <draw:frame draw:style-name="gr29" draw:text-style-name="P7" draw:layer="layout" svg:width="3.618cm" svg:height="0.683cm" svg:x="10.7cm" svg:y="13.3cm">
          <draw:text-box>
            <text:p><text:span text:style-name="T1">Database::Cluster</text:span></text:p>
          </draw:text-box>
        </draw:frame>
        <draw:frame draw:style-name="gr29" draw:text-style-name="P7" draw:layer="layout" svg:width="3.618cm" svg:height="0.683cm" svg:x="11cm" svg:y="15.2cm">
          <draw:text-box>
            <text:p><text:span text:style-name="T1">Database::Cluster</text:span></text:p>
          </draw:text-box>
        </draw:frame>
        <draw:frame draw:style-name="gr30" draw:text-style-name="P7" draw:layer="layout" svg:width="1.755cm" svg:height="0.683cm" svg:x="17.645cm" svg:y="13.317cm">
          <draw:text-box>
            <text:p><text:span text:style-name="T1">FilterID</text:span></text:p>
          </draw:text-box>
        </draw:frame>
        <draw:frame draw:style-name="gr31" draw:text-style-name="P7" draw:layer="layout" svg:width="1.628cm" svg:height="0.683cm" svg:x="15.672cm" svg:y="10.2cm">
          <draw:text-box>
            <text:p><text:span text:style-name="T1">MsgID</text:span></text:p>
          </draw:text-box>
        </draw:frame>
        <draw:frame draw:style-name="gr32" draw:text-style-name="P7" draw:layer="layout" svg:width="1.628cm" svg:height="0.683cm" svg:x="17.7cm" svg:y="10.217cm">
          <draw:text-box>
            <text:p><text:span text:style-name="T1">MsgID</text:span></text:p>
          </draw:text-box>
        </draw:frame>
        <draw:frame draw:style-name="gr31" draw:text-style-name="P7" draw:layer="layout" svg:width="1.628cm" svg:height="0.683cm" svg:x="17.5cm" svg:y="6.7cm">
          <draw:text-box>
            <text:p><text:span text:style-name="T1">MsgID</text:span></text:p>
          </draw:text-box>
        </draw:frame>
        <draw:frame draw:style-name="gr31" draw:text-style-name="P7" draw:layer="layout" svg:width="1.628cm" svg:height="0.683cm" svg:x="21.772cm" svg:y="7.617cm">
          <draw:text-box>
            <text:p><text:span text:style-name="T1">M</text:span><text:span text:style-name="T1">s</text:span><text:span text:style-name="T1">g</text:span><text:span text:style-name="T1">I</text:span><text:span text:style-name="T1">D</text:span></text:p>
          </draw:text-box>
        </draw:frame>
        <draw:frame draw:style-name="gr31" draw:text-style-name="P7" draw:layer="layout" svg:width="1.628cm" svg:height="0.683cm" svg:x="21.772cm" svg:y="10.217cm">
          <draw:text-box>
            <text:p><text:span text:style-name="T1">MsgID</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marker draw:name="Arrow" svg:viewBox="0 0 20 30" svg:d="M10 0l-10 30h20z"/>
    <draw:marker draw:name="Half_20_Circle_20_unfilled" draw:display-name="Half Circle unfilled" svg:viewBox="0 0 15000 8746" svg:d="M14971 0c21 229 29 423 29 653 0 690-79 1328-244 1943-165 614-416 1206-761 1804-345 597-733 1110-1183 1560-451 450-964 837-1562 1182s-1190 596-1806 760c-600 161-1223 240-1894 244v600h-100v-600c-671-4-1294-83-1894-244-616-164-1208-415-1806-760s-1111-732-1562-1182c-450-450-838-963-1183-1560-345-598-596-1190-761-1804-165-615-244-1253-244-1943 0-230 8-424 29-653l298 26 299 26c-18 211-26 390-26 601 0 635 72 1222 224 1787 151 566 383 1110 700 1659 318 550 674 1022 1088 1437 415 414 888 769 1438 1087 550 317 1095 548 1661 700 566 151 1154 223 1789 223s1223-72 1789-223c566-152 1111-383 1661-700 550-318 1023-673 1438-1087 414-415 770-887 1088-1437 317-549 549-1093 700-1659 152-565 224-1152 224-1787 0-211-8-390-26-601l299-26z"/>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de" fo:country="CH"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WenQuanYi Micro Hei" style:font-family-asian="'WenQuanYi Micro Hei'"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1-04-03T14:38:48.272088150</meta:creation-date>
    <dc:date>2021-04-03T23:01:08.986219983</dc:date>
    <meta:editing-duration>PT1H42M42S</meta:editing-duration>
    <meta:editing-cycles>23</meta:editing-cycles>
    <meta:generator>LibreOffice/6.1.5.2$Linux_X86_64 LibreOffice_project/10$Build-2</meta:generator>
    <meta:document-statistic meta:object-count="72"/>
  </office:meta>
</office:document-meta>
</file>